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ge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6325">
            <text:p>-6325</text:p>
          </table:table-cell>
          <table:table-cell office:value-type="float" office:value="-66495">
            <text:p>-66495</text:p>
          </table:table-cell>
          <table:table-cell office:value-type="float" office:value="-66785">
            <text:p>-66785</text:p>
          </table:table-cell>
          <table:table-cell office:value-type="float" office:value="-307075">
            <text:p>-307075</text:p>
          </table:table-cell>
          <table:table-cell office:value-type="float" office:value="0.99">
            <text:p>0,99</text:p>
          </table:table-cell>
          <table:table-cell/>
          <table:table-cell>
            <draw:frame table:end-cell-address="Tabelle1.O22" table:end-x="0.515cm" table:end-y="0.04cm" draw:z-index="0" draw:style-name="gr1" draw:text-style-name="P1" svg:width="15.999cm" svg:height="8.999cm" svg:x="0.323cm" svg:y="0.074cm">
              <draw:object draw:notify-on-update-of-ranges="Tabelle1.A1:Tabelle1.A1 Tabelle1.A2:Tabelle1.A283 Tabelle1.B1:Tabelle1.B1 Tabelle1.B2:Tabelle1.B283 Tabelle1.A1:Tabelle1.A1 Tabelle1.A2:Tabelle1.A283 Tabelle1.C1:Tabelle1.C1 Tabelle1.C2:Tabelle1.C283 Tabelle1.A1:Tabelle1.A1 Tabelle1.A2:Tabelle1.A283 Tabelle1.D1:Tabelle1.D1 Tabelle1.D2:Tabelle1.D283 Tabelle1.A1:Tabelle1.A1 Tabelle1.A2:Tabelle1.A283 Tabelle1.E1:Tabelle1.E1 Tabelle1.E2:Tabelle1.E28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6325">
            <text:p>-6325</text:p>
          </table:table-cell>
          <table:table-cell office:value-type="float" office:value="-32365">
            <text:p>-32365</text:p>
          </table:table-cell>
          <table:table-cell office:value-type="float" office:value="-34265">
            <text:p>-34265</text:p>
          </table:table-cell>
          <table:table-cell office:value-type="float" office:value="-178535">
            <text:p>-178535</text:p>
          </table:table-cell>
          <table:table-cell office:value-type="float" office:value="0.965">
            <text:p>0,965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6325">
            <text:p>-6325</text:p>
          </table:table-cell>
          <table:table-cell office:value-type="float" office:value="-26395">
            <text:p>-26395</text:p>
          </table:table-cell>
          <table:table-cell office:value-type="float" office:value="-29455">
            <text:p>-29455</text:p>
          </table:table-cell>
          <table:table-cell office:value-type="float" office:value="-127765">
            <text:p>-127765</text:p>
          </table:table-cell>
          <table:table-cell office:value-type="float" office:value="0.98">
            <text:p>0,98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-1105">
            <text:p>-1105</text:p>
          </table:table-cell>
          <table:table-cell office:value-type="float" office:value="-2095">
            <text:p>-2095</text:p>
          </table:table-cell>
          <table:table-cell office:value-type="float" office:value="-6325">
            <text:p>-6325</text:p>
          </table:table-cell>
          <table:table-cell office:value-type="float" office:value="-89535">
            <text:p>-89535</text:p>
          </table:table-cell>
          <table:table-cell office:value-type="float" office:value="0.99">
            <text:p>0,99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9255">
            <text:p>19255</text:p>
          </table:table-cell>
          <table:table-cell office:value-type="float" office:value="14155">
            <text:p>14155</text:p>
          </table:table-cell>
          <table:table-cell office:value-type="float" office:value="6605">
            <text:p>6605</text:p>
          </table:table-cell>
          <table:table-cell office:value-type="float" office:value="-56735">
            <text:p>-56735</text:p>
          </table:table-cell>
          <table:table-cell office:value-type="float" office:value="0.98">
            <text:p>0,98</text:p>
          </table:table-cell>
          <table:table-cell table:number-columns-repeated="2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9255">
            <text:p>19255</text:p>
          </table:table-cell>
          <table:table-cell office:value-type="float" office:value="17055">
            <text:p>17055</text:p>
          </table:table-cell>
          <table:table-cell office:value-type="float" office:value="14155">
            <text:p>14155</text:p>
          </table:table-cell>
          <table:table-cell office:value-type="float" office:value="-30925">
            <text:p>-30925</text:p>
          </table:table-cell>
          <table:table-cell office:value-type="float" office:value="0.975">
            <text:p>0,975</text:p>
          </table:table-cell>
          <table:table-cell table:number-columns-repeated="2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19255">
            <text:p>19255</text:p>
          </table:table-cell>
          <table:table-cell office:value-type="float" office:value="17055">
            <text:p>17055</text:p>
          </table:table-cell>
          <table:table-cell office:value-type="float" office:value="16295">
            <text:p>16295</text:p>
          </table:table-cell>
          <table:table-cell office:value-type="float" office:value="-15695">
            <text:p>-15695</text:p>
          </table:table-cell>
          <table:table-cell office:value-type="float" office:value="0.945">
            <text:p>0,945</text:p>
          </table:table-cell>
          <table:table-cell table:number-columns-repeated="2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20805">
            <text:p>20805</text:p>
          </table:table-cell>
          <table:table-cell office:value-type="float" office:value="19255">
            <text:p>19255</text:p>
          </table:table-cell>
          <table:table-cell office:value-type="float" office:value="17055">
            <text:p>17055</text:p>
          </table:table-cell>
          <table:table-cell office:value-type="float" office:value="-4615">
            <text:p>-4615</text:p>
          </table:table-cell>
          <table:table-cell office:value-type="float" office:value="0.915">
            <text:p>0,915</text:p>
          </table:table-cell>
          <table:table-cell table:number-columns-repeated="2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20805">
            <text:p>20805</text:p>
          </table:table-cell>
          <table:table-cell office:value-type="float" office:value="20605">
            <text:p>20605</text:p>
          </table:table-cell>
          <table:table-cell office:value-type="float" office:value="19255">
            <text:p>19255</text:p>
          </table:table-cell>
          <table:table-cell office:value-type="float" office:value="2905">
            <text:p>2905</text:p>
          </table:table-cell>
          <table:table-cell office:value-type="float" office:value="0.81">
            <text:p>0,81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5005">
            <text:p>25005</text:p>
          </table:table-cell>
          <table:table-cell table:number-columns-repeated="2" office:value-type="float" office:value="24305">
            <text:p>24305</text:p>
          </table:table-cell>
          <table:table-cell office:value-type="float" office:value="12005">
            <text:p>12005</text:p>
          </table:table-cell>
          <table:table-cell office:value-type="float" office:value="0.475">
            <text:p>0,475</text:p>
          </table:table-cell>
          <table:table-cell table:number-columns-repeated="2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29605">
            <text:p>29605</text:p>
          </table:table-cell>
          <table:table-cell office:value-type="float" office:value="29205">
            <text:p>29205</text:p>
          </table:table-cell>
          <table:table-cell office:value-type="float" office:value="27205">
            <text:p>27205</text:p>
          </table:table-cell>
          <table:table-cell office:value-type="float" office:value="18205">
            <text:p>18205</text:p>
          </table:table-cell>
          <table:table-cell office:value-type="float" office:value="0.245">
            <text:p>0,245</text:p>
          </table:table-cell>
          <table:table-cell table:number-columns-repeated="2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58105">
            <text:p>58105</text:p>
          </table:table-cell>
          <table:table-cell office:value-type="float" office:value="48935">
            <text:p>48935</text:p>
          </table:table-cell>
          <table:table-cell office:value-type="float" office:value="43185">
            <text:p>43185</text:p>
          </table:table-cell>
          <table:table-cell office:value-type="float" office:value="24305">
            <text:p>24305</text:p>
          </table:table-cell>
          <table:table-cell office:value-type="float" office:value="0.155">
            <text:p>0,155</text:p>
          </table:table-cell>
          <table:table-cell table:number-columns-repeated="2"/>
        </table:table-row>
        <table:table-row table:style-name="ro1">
          <table:table-cell office:value-type="float" office:value="2615">
            <text:p>2615</text:p>
          </table:table-cell>
          <table:table-cell table:number-columns-repeated="2" office:value-type="float" office:value="91705">
            <text:p>91705</text:p>
          </table:table-cell>
          <table:table-cell office:value-type="float" office:value="58105">
            <text:p>58105</text:p>
          </table:table-cell>
          <table:table-cell office:value-type="float" office:value="29605">
            <text:p>29605</text:p>
          </table:table-cell>
          <table:table-cell office:value-type="float" office:value="0.39">
            <text:p>0,39</text:p>
          </table:table-cell>
          <table:table-cell table:number-columns-repeated="2"/>
        </table:table-row>
        <table:table-row table:style-name="ro1">
          <table:table-cell office:value-type="float" office:value="2815">
            <text:p>2815</text:p>
          </table:table-cell>
          <table:table-cell table:number-columns-repeated="3" office:value-type="float" office:value="97005">
            <text:p>97005</text:p>
          </table:table-cell>
          <table:table-cell office:value-type="float" office:value="45405">
            <text:p>45405</text:p>
          </table:table-cell>
          <table:table-cell office:value-type="float" office:value="0.33">
            <text:p>0,33</text:p>
          </table:table-cell>
          <table:table-cell table:number-columns-repeated="2"/>
        </table:table-row>
        <table:table-row table:style-name="ro1">
          <table:table-cell office:value-type="float" office:value="3015">
            <text:p>3015</text:p>
          </table:table-cell>
          <table:table-cell table:number-columns-repeated="3" office:value-type="float" office:value="102205">
            <text:p>102205</text:p>
          </table:table-cell>
          <table:table-cell office:value-type="float" office:value="58205">
            <text:p>58205</text:p>
          </table:table-cell>
          <table:table-cell office:value-type="float" office:value="0.135">
            <text:p>0,135</text:p>
          </table:table-cell>
          <table:table-cell table:number-columns-repeated="2"/>
        </table:table-row>
        <table:table-row table:style-name="ro1">
          <table:table-cell office:value-type="float" office:value="3215">
            <text:p>3215</text:p>
          </table:table-cell>
          <table:table-cell table:number-columns-repeated="3" office:value-type="float" office:value="102205">
            <text:p>102205</text:p>
          </table:table-cell>
          <table:table-cell office:value-type="float" office:value="97005">
            <text:p>97005</text:p>
          </table:table-cell>
          <table:table-cell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3415">
            <text:p>3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615">
            <text:p>36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815">
            <text:p>38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015">
            <text:p>40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215">
            <text:p>42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415">
            <text:p>4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/>
          <table:table-cell>
            <draw:frame table:end-cell-address="Tabelle1.O42" table:end-x="0.725cm" table:end-y="0.453cm" draw:z-index="1" draw:style-name="gr1" draw:text-style-name="P1" svg:width="15.974cm" svg:height="9.006cm" svg:x="0.558cm" svg:y="0.028cm">
              <draw:object draw:notify-on-update-of-ranges="Tabelle1.A1:Tabelle1.A1 Tabelle1.A2:Tabelle1.A283 Tabelle1.F1:Tabelle1.F1 Tabelle1.F2:Tabelle1.F28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615">
            <text:p>46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815">
            <text:p>48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015">
            <text:p>50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215">
            <text:p>52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415">
            <text:p>5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615">
            <text:p>56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815">
            <text:p>58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6015">
            <text:p>60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6215">
            <text:p>62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6415">
            <text:p>6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6615">
            <text:p>66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6815">
            <text:p>68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7015">
            <text:p>70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7215">
            <text:p>72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7415">
            <text:p>7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7615">
            <text:p>76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7815">
            <text:p>78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8015">
            <text:p>80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8215">
            <text:p>82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8415">
            <text:p>8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8615">
            <text:p>86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8815">
            <text:p>88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9015">
            <text:p>90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9215">
            <text:p>92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9415">
            <text:p>9415</text:p>
          </table:table-cell>
          <table:table-cell table:number-columns-repeated="4" office:value-type="float" office:value="102205">
            <text:p>1022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9615">
            <text:p>9615</text:p>
          </table:table-cell>
          <table:table-cell office:value-type="float" office:value="102705">
            <text:p>102705</text:p>
          </table:table-cell>
          <table:table-cell table:number-columns-repeated="3" office:value-type="float" office:value="102205">
            <text:p>102205</text:p>
          </table:table-cell>
          <table:table-cell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9815">
            <text:p>9815</text:p>
          </table:table-cell>
          <table:table-cell office:value-type="float" office:value="104705">
            <text:p>104705</text:p>
          </table:table-cell>
          <table:table-cell table:number-columns-repeated="2" office:value-type="float" office:value="102705">
            <text:p>102705</text:p>
          </table:table-cell>
          <table:table-cell office:value-type="float" office:value="102205">
            <text:p>1022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10015">
            <text:p>10015</text:p>
          </table:table-cell>
          <table:table-cell office:value-type="float" office:value="110005">
            <text:p>110005</text:p>
          </table:table-cell>
          <table:table-cell office:value-type="float" office:value="105405">
            <text:p>105405</text:p>
          </table:table-cell>
          <table:table-cell office:value-type="float" office:value="105205">
            <text:p>105205</text:p>
          </table:table-cell>
          <table:table-cell office:value-type="float" office:value="102705">
            <text:p>102705</text:p>
          </table:table-cell>
          <table:table-cell office:value-type="float" office:value="0.05">
            <text:p>0,05</text:p>
          </table:table-cell>
          <table:table-cell table:number-columns-repeated="2"/>
        </table:table-row>
        <table:table-row table:style-name="ro1">
          <table:table-cell office:value-type="float" office:value="10215">
            <text:p>10215</text:p>
          </table:table-cell>
          <table:table-cell table:number-columns-repeated="3" office:value-type="float" office:value="110005">
            <text:p>110005</text:p>
          </table:table-cell>
          <table:table-cell office:value-type="float" office:value="105205">
            <text:p>105205</text:p>
          </table:table-cell>
          <table:table-cell office:value-type="float" office:value="0.08">
            <text:p>0,08</text:p>
          </table:table-cell>
          <table:table-cell table:number-columns-repeated="2"/>
        </table:table-row>
        <table:table-row table:style-name="ro1">
          <table:table-cell office:value-type="float" office:value="10415">
            <text:p>10415</text:p>
          </table:table-cell>
          <table:table-cell office:value-type="float" office:value="112605">
            <text:p>112605</text:p>
          </table:table-cell>
          <table:table-cell office:value-type="float" office:value="112405">
            <text:p>112405</text:p>
          </table:table-cell>
          <table:table-cell office:value-type="float" office:value="112005">
            <text:p>112005</text:p>
          </table:table-cell>
          <table:table-cell office:value-type="float" office:value="110005">
            <text:p>110005</text:p>
          </table:table-cell>
          <table:table-cell office:value-type="float" office:value="0.06">
            <text:p>0,06</text:p>
          </table:table-cell>
          <table:table-cell table:number-columns-repeated="2"/>
        </table:table-row>
        <table:table-row table:style-name="ro1">
          <table:table-cell office:value-type="float" office:value="10615">
            <text:p>10615</text:p>
          </table:table-cell>
          <table:table-cell office:value-type="float" office:value="113455">
            <text:p>113455</text:p>
          </table:table-cell>
          <table:table-cell table:number-columns-repeated="2" office:value-type="float" office:value="113405">
            <text:p>113405</text:p>
          </table:table-cell>
          <table:table-cell office:value-type="float" office:value="112355">
            <text:p>112355</text:p>
          </table:table-cell>
          <table:table-cell office:value-type="float" office:value="0.07">
            <text:p>0,07</text:p>
          </table:table-cell>
          <table:table-cell table:number-columns-repeated="2"/>
        </table:table-row>
        <table:table-row table:style-name="ro1">
          <table:table-cell office:value-type="float" office:value="10815">
            <text:p>10815</text:p>
          </table:table-cell>
          <table:table-cell office:value-type="float" office:value="114905">
            <text:p>114905</text:p>
          </table:table-cell>
          <table:table-cell table:number-columns-repeated="2" office:value-type="float" office:value="114405">
            <text:p>114405</text:p>
          </table:table-cell>
          <table:table-cell office:value-type="float" office:value="113405">
            <text:p>113405</text:p>
          </table:table-cell>
          <table:table-cell office:value-type="float" office:value="0.05">
            <text:p>0,05</text:p>
          </table:table-cell>
          <table:table-cell table:number-columns-repeated="2"/>
        </table:table-row>
        <table:table-row table:style-name="ro1">
          <table:table-cell office:value-type="float" office:value="11015">
            <text:p>11015</text:p>
          </table:table-cell>
          <table:table-cell table:number-columns-repeated="2" office:value-type="float" office:value="117105">
            <text:p>117105</text:p>
          </table:table-cell>
          <table:table-cell office:value-type="float" office:value="116495">
            <text:p>116495</text:p>
          </table:table-cell>
          <table:table-cell office:value-type="float" office:value="114105">
            <text:p>114105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office:value-type="float" office:value="11215">
            <text:p>11215</text:p>
          </table:table-cell>
          <table:table-cell table:number-columns-repeated="2" office:value-type="float" office:value="118505">
            <text:p>118505</text:p>
          </table:table-cell>
          <table:table-cell office:value-type="float" office:value="118405">
            <text:p>118405</text:p>
          </table:table-cell>
          <table:table-cell office:value-type="float" office:value="117105">
            <text:p>117105</text:p>
          </table:table-cell>
          <table:table-cell office:value-type="float" office:value="0.06">
            <text:p>0,06</text:p>
          </table:table-cell>
          <table:table-cell table:number-columns-repeated="2"/>
        </table:table-row>
        <table:table-row table:style-name="ro1">
          <table:table-cell office:value-type="float" office:value="11415">
            <text:p>11415</text:p>
          </table:table-cell>
          <table:table-cell office:value-type="float" office:value="121905">
            <text:p>121905</text:p>
          </table:table-cell>
          <table:table-cell office:value-type="float" office:value="120905">
            <text:p>120905</text:p>
          </table:table-cell>
          <table:table-cell office:value-type="float" office:value="120005">
            <text:p>120005</text:p>
          </table:table-cell>
          <table:table-cell office:value-type="float" office:value="118405">
            <text:p>118405</text:p>
          </table:table-cell>
          <table:table-cell office:value-type="float" office:value="0.105">
            <text:p>0,105</text:p>
          </table:table-cell>
          <table:table-cell table:number-columns-repeated="2"/>
        </table:table-row>
        <table:table-row table:style-name="ro1">
          <table:table-cell office:value-type="float" office:value="11615">
            <text:p>11615</text:p>
          </table:table-cell>
          <table:table-cell office:value-type="float" office:value="129805">
            <text:p>129805</text:p>
          </table:table-cell>
          <table:table-cell office:value-type="float" office:value="124795">
            <text:p>124795</text:p>
          </table:table-cell>
          <table:table-cell office:value-type="float" office:value="123105">
            <text:p>123105</text:p>
          </table:table-cell>
          <table:table-cell office:value-type="float" office:value="120405">
            <text:p>120405</text:p>
          </table:table-cell>
          <table:table-cell office:value-type="float" office:value="0.185">
            <text:p>0,185</text:p>
          </table:table-cell>
          <table:table-cell table:number-columns-repeated="2"/>
        </table:table-row>
        <table:table-row table:style-name="ro1">
          <table:table-cell office:value-type="float" office:value="11815">
            <text:p>11815</text:p>
          </table:table-cell>
          <table:table-cell office:value-type="float" office:value="136005">
            <text:p>136005</text:p>
          </table:table-cell>
          <table:table-cell office:value-type="float" office:value="134205">
            <text:p>134205</text:p>
          </table:table-cell>
          <table:table-cell office:value-type="float" office:value="132955">
            <text:p>132955</text:p>
          </table:table-cell>
          <table:table-cell office:value-type="float" office:value="123005">
            <text:p>123005</text:p>
          </table:table-cell>
          <table:table-cell office:value-type="float" office:value="0.305">
            <text:p>0,305</text:p>
          </table:table-cell>
          <table:table-cell table:number-columns-repeated="2"/>
        </table:table-row>
        <table:table-row table:style-name="ro1">
          <table:table-cell office:value-type="float" office:value="12015">
            <text:p>12015</text:p>
          </table:table-cell>
          <table:table-cell office:value-type="float" office:value="141405">
            <text:p>141405</text:p>
          </table:table-cell>
          <table:table-cell office:value-type="float" office:value="140905">
            <text:p>140905</text:p>
          </table:table-cell>
          <table:table-cell office:value-type="float" office:value="140305">
            <text:p>140305</text:p>
          </table:table-cell>
          <table:table-cell office:value-type="float" office:value="131005">
            <text:p>131005</text:p>
          </table:table-cell>
          <table:table-cell office:value-type="float" office:value="0.575">
            <text:p>0,575</text:p>
          </table:table-cell>
          <table:table-cell table:number-columns-repeated="2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97605">
            <text:p>197605</text:p>
          </table:table-cell>
          <table:table-cell office:value-type="float" office:value="184305">
            <text:p>184305</text:p>
          </table:table-cell>
          <table:table-cell office:value-type="float" office:value="169805">
            <text:p>169805</text:p>
          </table:table-cell>
          <table:table-cell office:value-type="float" office:value="138375">
            <text:p>138375</text:p>
          </table:table-cell>
          <table:table-cell office:value-type="float" office:value="0.745">
            <text:p>0,745</text:p>
          </table:table-cell>
          <table:table-cell table:number-columns-repeated="2"/>
        </table:table-row>
        <table:table-row table:style-name="ro1">
          <table:table-cell office:value-type="float" office:value="12415">
            <text:p>12415</text:p>
          </table:table-cell>
          <table:table-cell office:value-type="float" office:value="247325">
            <text:p>247325</text:p>
          </table:table-cell>
          <table:table-cell office:value-type="float" office:value="233675">
            <text:p>233675</text:p>
          </table:table-cell>
          <table:table-cell office:value-type="float" office:value="223795">
            <text:p>223795</text:p>
          </table:table-cell>
          <table:table-cell office:value-type="float" office:value="167605">
            <text:p>167605</text:p>
          </table:table-cell>
          <table:table-cell office:value-type="float" office:value="0.965">
            <text:p>0,965</text:p>
          </table:table-cell>
          <table:table-cell table:number-columns-repeated="2"/>
        </table:table-row>
        <table:table-row table:style-name="ro1">
          <table:table-cell office:value-type="float" office:value="12615">
            <text:p>12615</text:p>
          </table:table-cell>
          <table:table-cell office:value-type="float" office:value="327915">
            <text:p>327915</text:p>
          </table:table-cell>
          <table:table-cell office:value-type="float" office:value="299475">
            <text:p>299475</text:p>
          </table:table-cell>
          <table:table-cell office:value-type="float" office:value="294575">
            <text:p>294575</text:p>
          </table:table-cell>
          <table:table-cell office:value-type="float" office:value="224995">
            <text:p>224995</text:p>
          </table:table-cell>
          <table:table-cell office:value-type="float" office:value="0.945">
            <text:p>0,945</text:p>
          </table:table-cell>
          <table:table-cell table:number-columns-repeated="2"/>
        </table:table-row>
        <table:table-row table:style-name="ro1">
          <table:table-cell office:value-type="float" office:value="12815">
            <text:p>12815</text:p>
          </table:table-cell>
          <table:table-cell office:value-type="float" office:value="402055">
            <text:p>402055</text:p>
          </table:table-cell>
          <table:table-cell office:value-type="float" office:value="370865">
            <text:p>370865</text:p>
          </table:table-cell>
          <table:table-cell office:value-type="float" office:value="369645">
            <text:p>369645</text:p>
          </table:table-cell>
          <table:table-cell office:value-type="float" office:value="281135">
            <text:p>281135</text:p>
          </table:table-cell>
          <table:table-cell office:value-type="float" office:value="0.97">
            <text:p>0,97</text:p>
          </table:table-cell>
          <table:table-cell table:number-columns-repeated="2"/>
        </table:table-row>
        <table:table-row table:style-name="ro1">
          <table:table-cell office:value-type="float" office:value="13015">
            <text:p>13015</text:p>
          </table:table-cell>
          <table:table-cell office:value-type="float" office:value="455335">
            <text:p>455335</text:p>
          </table:table-cell>
          <table:table-cell office:value-type="float" office:value="452705">
            <text:p>452705</text:p>
          </table:table-cell>
          <table:table-cell office:value-type="float" office:value="452055">
            <text:p>452055</text:p>
          </table:table-cell>
          <table:table-cell office:value-type="float" office:value="358945">
            <text:p>358945</text:p>
          </table:table-cell>
          <table:table-cell office:value-type="float" office:value="0.985">
            <text:p>0,985</text:p>
          </table:table-cell>
          <table:table-cell table:number-columns-repeated="2"/>
        </table:table-row>
        <table:table-row table:style-name="ro1">
          <table:table-cell office:value-type="float" office:value="13215">
            <text:p>13215</text:p>
          </table:table-cell>
          <table:table-cell office:value-type="float" office:value="509715">
            <text:p>509715</text:p>
          </table:table-cell>
          <table:table-cell office:value-type="float" office:value="494965">
            <text:p>494965</text:p>
          </table:table-cell>
          <table:table-cell office:value-type="float" office:value="493955">
            <text:p>493955</text:p>
          </table:table-cell>
          <table:table-cell office:value-type="float" office:value="423065">
            <text:p>423065</text:p>
          </table:table-cell>
          <table:table-cell office:value-type="float" office:value="0.975">
            <text:p>0,975</text:p>
          </table:table-cell>
          <table:table-cell table:number-columns-repeated="2"/>
        </table:table-row>
        <table:table-row table:style-name="ro1">
          <table:table-cell office:value-type="float" office:value="13415">
            <text:p>13415</text:p>
          </table:table-cell>
          <table:table-cell office:value-type="float" office:value="520905">
            <text:p>520905</text:p>
          </table:table-cell>
          <table:table-cell office:value-type="float" office:value="515355">
            <text:p>515355</text:p>
          </table:table-cell>
          <table:table-cell office:value-type="float" office:value="513115">
            <text:p>513115</text:p>
          </table:table-cell>
          <table:table-cell office:value-type="float" office:value="457895">
            <text:p>457895</text:p>
          </table:table-cell>
          <table:table-cell office:value-type="float" office:value="0.98">
            <text:p>0,98</text:p>
          </table:table-cell>
          <table:table-cell table:number-columns-repeated="2"/>
        </table:table-row>
        <table:table-row table:style-name="ro1">
          <table:table-cell office:value-type="float" office:value="13615">
            <text:p>13615</text:p>
          </table:table-cell>
          <table:table-cell office:value-type="float" office:value="563705">
            <text:p>563705</text:p>
          </table:table-cell>
          <table:table-cell office:value-type="float" office:value="553635">
            <text:p>553635</text:p>
          </table:table-cell>
          <table:table-cell office:value-type="float" office:value="546755">
            <text:p>546755</text:p>
          </table:table-cell>
          <table:table-cell office:value-type="float" office:value="491035">
            <text:p>491035</text:p>
          </table:table-cell>
          <table:table-cell office:value-type="float" office:value="0.945">
            <text:p>0,945</text:p>
          </table:table-cell>
          <table:table-cell table:number-columns-repeated="2"/>
        </table:table-row>
        <table:table-row table:style-name="ro1">
          <table:table-cell office:value-type="float" office:value="13815">
            <text:p>13815</text:p>
          </table:table-cell>
          <table:table-cell office:value-type="float" office:value="599855">
            <text:p>599855</text:p>
          </table:table-cell>
          <table:table-cell office:value-type="float" office:value="586055">
            <text:p>586055</text:p>
          </table:table-cell>
          <table:table-cell office:value-type="float" office:value="581255">
            <text:p>581255</text:p>
          </table:table-cell>
          <table:table-cell office:value-type="float" office:value="521535">
            <text:p>521535</text:p>
          </table:table-cell>
          <table:table-cell office:value-type="float" office:value="0.895">
            <text:p>0,895</text:p>
          </table:table-cell>
          <table:table-cell table:number-columns-repeated="2"/>
        </table:table-row>
        <table:table-row table:style-name="ro1">
          <table:table-cell office:value-type="float" office:value="14015">
            <text:p>14015</text:p>
          </table:table-cell>
          <table:table-cell office:value-type="float" office:value="675335">
            <text:p>675335</text:p>
          </table:table-cell>
          <table:table-cell office:value-type="float" office:value="628325">
            <text:p>628325</text:p>
          </table:table-cell>
          <table:table-cell office:value-type="float" office:value="622205">
            <text:p>622205</text:p>
          </table:table-cell>
          <table:table-cell office:value-type="float" office:value="548205">
            <text:p>548205</text:p>
          </table:table-cell>
          <table:table-cell office:value-type="float" office:value="0.915">
            <text:p>0,915</text:p>
          </table:table-cell>
          <table:table-cell table:number-columns-repeated="2"/>
        </table:table-row>
        <table:table-row table:style-name="ro1">
          <table:table-cell office:value-type="float" office:value="14215">
            <text:p>14215</text:p>
          </table:table-cell>
          <table:table-cell office:value-type="float" office:value="712805">
            <text:p>712805</text:p>
          </table:table-cell>
          <table:table-cell office:value-type="float" office:value="678445">
            <text:p>678445</text:p>
          </table:table-cell>
          <table:table-cell office:value-type="float" office:value="675335">
            <text:p>675335</text:p>
          </table:table-cell>
          <table:table-cell office:value-type="float" office:value="595955">
            <text:p>595955</text:p>
          </table:table-cell>
          <table:table-cell office:value-type="float" office:value="0.94">
            <text:p>0,94</text:p>
          </table:table-cell>
          <table:table-cell table:number-columns-repeated="2"/>
        </table:table-row>
        <table:table-row table:style-name="ro1">
          <table:table-cell office:value-type="float" office:value="14415">
            <text:p>14415</text:p>
          </table:table-cell>
          <table:table-cell office:value-type="float" office:value="731455">
            <text:p>731455</text:p>
          </table:table-cell>
          <table:table-cell office:value-type="float" office:value="730855">
            <text:p>730855</text:p>
          </table:table-cell>
          <table:table-cell office:value-type="float" office:value="730445">
            <text:p>730445</text:p>
          </table:table-cell>
          <table:table-cell office:value-type="float" office:value="642605">
            <text:p>642605</text:p>
          </table:table-cell>
          <table:table-cell office:value-type="float" office:value="0.955">
            <text:p>0,955</text:p>
          </table:table-cell>
          <table:table-cell table:number-columns-repeated="2"/>
        </table:table-row>
        <table:table-row table:style-name="ro1">
          <table:table-cell office:value-type="float" office:value="14615">
            <text:p>14615</text:p>
          </table:table-cell>
          <table:table-cell office:value-type="float" office:value="770125">
            <text:p>770125</text:p>
          </table:table-cell>
          <table:table-cell office:value-type="float" office:value="755355">
            <text:p>755355</text:p>
          </table:table-cell>
          <table:table-cell office:value-type="float" office:value="750655">
            <text:p>750655</text:p>
          </table:table-cell>
          <table:table-cell office:value-type="float" office:value="697355">
            <text:p>697355</text:p>
          </table:table-cell>
          <table:table-cell office:value-type="float" office:value="0.96">
            <text:p>0,96</text:p>
          </table:table-cell>
          <table:table-cell table:number-columns-repeated="2"/>
        </table:table-row>
        <table:table-row table:style-name="ro1">
          <table:table-cell office:value-type="float" office:value="14815">
            <text:p>14815</text:p>
          </table:table-cell>
          <table:table-cell office:value-type="float" office:value="771155">
            <text:p>771155</text:p>
          </table:table-cell>
          <table:table-cell office:value-type="float" office:value="770125">
            <text:p>770125</text:p>
          </table:table-cell>
          <table:table-cell office:value-type="float" office:value="769905">
            <text:p>769905</text:p>
          </table:table-cell>
          <table:table-cell office:value-type="float" office:value="728025">
            <text:p>728025</text:p>
          </table:table-cell>
          <table:table-cell office:value-type="float" office:value="0.945">
            <text:p>0,945</text:p>
          </table:table-cell>
          <table:table-cell table:number-columns-repeated="2"/>
        </table:table-row>
        <table:table-row table:style-name="ro1">
          <table:table-cell office:value-type="float" office:value="15015">
            <text:p>15015</text:p>
          </table:table-cell>
          <table:table-cell office:value-type="float" office:value="789855">
            <text:p>789855</text:p>
          </table:table-cell>
          <table:table-cell office:value-type="float" office:value="784755">
            <text:p>784755</text:p>
          </table:table-cell>
          <table:table-cell office:value-type="float" office:value="783005">
            <text:p>783005</text:p>
          </table:table-cell>
          <table:table-cell office:value-type="float" office:value="751355">
            <text:p>751355</text:p>
          </table:table-cell>
          <table:table-cell office:value-type="float" office:value="0.83">
            <text:p>0,83</text:p>
          </table:table-cell>
          <table:table-cell table:number-columns-repeated="2"/>
        </table:table-row>
        <table:table-row table:style-name="ro1">
          <table:table-cell office:value-type="float" office:value="15215">
            <text:p>15215</text:p>
          </table:table-cell>
          <table:table-cell office:value-type="float" office:value="795705">
            <text:p>795705</text:p>
          </table:table-cell>
          <table:table-cell office:value-type="float" office:value="793455">
            <text:p>793455</text:p>
          </table:table-cell>
          <table:table-cell office:value-type="float" office:value="793305">
            <text:p>793305</text:p>
          </table:table-cell>
          <table:table-cell office:value-type="float" office:value="765615">
            <text:p>765615</text:p>
          </table:table-cell>
          <table:table-cell office:value-type="float" office:value="0.81">
            <text:p>0,81</text:p>
          </table:table-cell>
          <table:table-cell table:number-columns-repeated="2"/>
        </table:table-row>
        <table:table-row table:style-name="ro1">
          <table:table-cell office:value-type="float" office:value="15415">
            <text:p>15415</text:p>
          </table:table-cell>
          <table:table-cell office:value-type="float" office:value="799305">
            <text:p>799305</text:p>
          </table:table-cell>
          <table:table-cell office:value-type="float" office:value="798355">
            <text:p>798355</text:p>
          </table:table-cell>
          <table:table-cell office:value-type="float" office:value="795705">
            <text:p>795705</text:p>
          </table:table-cell>
          <table:table-cell office:value-type="float" office:value="775205">
            <text:p>775205</text:p>
          </table:table-cell>
          <table:table-cell office:value-type="float" office:value="0.815">
            <text:p>0,815</text:p>
          </table:table-cell>
          <table:table-cell table:number-columns-repeated="2"/>
        </table:table-row>
        <table:table-row table:style-name="ro1">
          <table:table-cell office:value-type="float" office:value="15615">
            <text:p>15615</text:p>
          </table:table-cell>
          <table:table-cell office:value-type="float" office:value="808405">
            <text:p>808405</text:p>
          </table:table-cell>
          <table:table-cell office:value-type="float" office:value="806605">
            <text:p>806605</text:p>
          </table:table-cell>
          <table:table-cell office:value-type="float" office:value="804455">
            <text:p>804455</text:p>
          </table:table-cell>
          <table:table-cell office:value-type="float" office:value="781505">
            <text:p>781505</text:p>
          </table:table-cell>
          <table:table-cell office:value-type="float" office:value="0.745">
            <text:p>0,745</text:p>
          </table:table-cell>
          <table:table-cell table:number-columns-repeated="2"/>
        </table:table-row>
        <table:table-row table:style-name="ro1">
          <table:table-cell office:value-type="float" office:value="15815">
            <text:p>15815</text:p>
          </table:table-cell>
          <table:table-cell office:value-type="float" office:value="810555">
            <text:p>810555</text:p>
          </table:table-cell>
          <table:table-cell office:value-type="float" office:value="808405">
            <text:p>808405</text:p>
          </table:table-cell>
          <table:table-cell office:value-type="float" office:value="806605">
            <text:p>806605</text:p>
          </table:table-cell>
          <table:table-cell office:value-type="float" office:value="785905">
            <text:p>785905</text:p>
          </table:table-cell>
          <table:table-cell office:value-type="float" office:value="0.695">
            <text:p>0,695</text:p>
          </table:table-cell>
          <table:table-cell table:number-columns-repeated="2"/>
        </table:table-row>
        <table:table-row table:style-name="ro1">
          <table:table-cell office:value-type="float" office:value="16015">
            <text:p>16015</text:p>
          </table:table-cell>
          <table:table-cell office:value-type="float" office:value="814155">
            <text:p>814155</text:p>
          </table:table-cell>
          <table:table-cell office:value-type="float" office:value="813505">
            <text:p>813505</text:p>
          </table:table-cell>
          <table:table-cell office:value-type="float" office:value="811255">
            <text:p>811255</text:p>
          </table:table-cell>
          <table:table-cell office:value-type="float" office:value="790745">
            <text:p>790745</text:p>
          </table:table-cell>
          <table:table-cell office:value-type="float" office:value="0.705">
            <text:p>0,705</text:p>
          </table:table-cell>
          <table:table-cell table:number-columns-repeated="2"/>
        </table:table-row>
        <table:table-row table:style-name="ro1">
          <table:table-cell office:value-type="float" office:value="16215">
            <text:p>16215</text:p>
          </table:table-cell>
          <table:table-cell office:value-type="float" office:value="814155">
            <text:p>814155</text:p>
          </table:table-cell>
          <table:table-cell office:value-type="float" office:value="813505">
            <text:p>813505</text:p>
          </table:table-cell>
          <table:table-cell office:value-type="float" office:value="813255">
            <text:p>813255</text:p>
          </table:table-cell>
          <table:table-cell office:value-type="float" office:value="795105">
            <text:p>795105</text:p>
          </table:table-cell>
          <table:table-cell office:value-type="float" office:value="0.68">
            <text:p>0,68</text:p>
          </table:table-cell>
          <table:table-cell table:number-columns-repeated="2"/>
        </table:table-row>
        <table:table-row table:style-name="ro1">
          <table:table-cell office:value-type="float" office:value="16415">
            <text:p>16415</text:p>
          </table:table-cell>
          <table:table-cell office:value-type="float" office:value="823365">
            <text:p>823365</text:p>
          </table:table-cell>
          <table:table-cell office:value-type="float" office:value="821755">
            <text:p>821755</text:p>
          </table:table-cell>
          <table:table-cell office:value-type="float" office:value="821155">
            <text:p>821155</text:p>
          </table:table-cell>
          <table:table-cell office:value-type="float" office:value="797955">
            <text:p>797955</text:p>
          </table:table-cell>
          <table:table-cell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office:value-type="float" office:value="16615">
            <text:p>16615</text:p>
          </table:table-cell>
          <table:table-cell office:value-type="float" office:value="823605">
            <text:p>823605</text:p>
          </table:table-cell>
          <table:table-cell office:value-type="float" office:value="823365">
            <text:p>823365</text:p>
          </table:table-cell>
          <table:table-cell office:value-type="float" office:value="821755">
            <text:p>821755</text:p>
          </table:table-cell>
          <table:table-cell office:value-type="float" office:value="801305">
            <text:p>801305</text:p>
          </table:table-cell>
          <table:table-cell office:value-type="float" office:value="0.715">
            <text:p>0,715</text:p>
          </table:table-cell>
          <table:table-cell table:number-columns-repeated="2"/>
        </table:table-row>
        <table:table-row table:style-name="ro1">
          <table:table-cell office:value-type="float" office:value="16815">
            <text:p>16815</text:p>
          </table:table-cell>
          <table:table-cell office:value-type="float" office:value="831155">
            <text:p>831155</text:p>
          </table:table-cell>
          <table:table-cell table:number-columns-repeated="2" office:value-type="float" office:value="826005">
            <text:p>826005</text:p>
          </table:table-cell>
          <table:table-cell office:value-type="float" office:value="805405">
            <text:p>805405</text:p>
          </table:table-cell>
          <table:table-cell office:value-type="float" office:value="0.73">
            <text:p>0,73</text:p>
          </table:table-cell>
          <table:table-cell table:number-columns-repeated="2"/>
        </table:table-row>
        <table:table-row table:style-name="ro1">
          <table:table-cell office:value-type="float" office:value="17015">
            <text:p>17015</text:p>
          </table:table-cell>
          <table:table-cell office:value-type="float" office:value="835805">
            <text:p>835805</text:p>
          </table:table-cell>
          <table:table-cell office:value-type="float" office:value="831155">
            <text:p>831155</text:p>
          </table:table-cell>
          <table:table-cell office:value-type="float" office:value="826005">
            <text:p>826005</text:p>
          </table:table-cell>
          <table:table-cell office:value-type="float" office:value="809155">
            <text:p>809155</text:p>
          </table:table-cell>
          <table:table-cell office:value-type="float" office:value="0.72">
            <text:p>0,72</text:p>
          </table:table-cell>
          <table:table-cell table:number-columns-repeated="2"/>
        </table:table-row>
        <table:table-row table:style-name="ro1">
          <table:table-cell office:value-type="float" office:value="17215">
            <text:p>17215</text:p>
          </table:table-cell>
          <table:table-cell office:value-type="float" office:value="835805">
            <text:p>835805</text:p>
          </table:table-cell>
          <table:table-cell office:value-type="float" office:value="835155">
            <text:p>835155</text:p>
          </table:table-cell>
          <table:table-cell office:value-type="float" office:value="831155">
            <text:p>831155</text:p>
          </table:table-cell>
          <table:table-cell office:value-type="float" office:value="812655">
            <text:p>812655</text:p>
          </table:table-cell>
          <table:table-cell office:value-type="float" office:value="0.76">
            <text:p>0,76</text:p>
          </table:table-cell>
          <table:table-cell table:number-columns-repeated="2"/>
        </table:table-row>
        <table:table-row table:style-name="ro1">
          <table:table-cell office:value-type="float" office:value="17415">
            <text:p>17415</text:p>
          </table:table-cell>
          <table:table-cell office:value-type="float" office:value="835805">
            <text:p>835805</text:p>
          </table:table-cell>
          <table:table-cell office:value-type="float" office:value="835155">
            <text:p>835155</text:p>
          </table:table-cell>
          <table:table-cell office:value-type="float" office:value="831705">
            <text:p>831705</text:p>
          </table:table-cell>
          <table:table-cell office:value-type="float" office:value="815455">
            <text:p>815455</text:p>
          </table:table-cell>
          <table:table-cell office:value-type="float" office:value="0.705">
            <text:p>0,705</text:p>
          </table:table-cell>
          <table:table-cell table:number-columns-repeated="2"/>
        </table:table-row>
        <table:table-row table:style-name="ro1">
          <table:table-cell office:value-type="float" office:value="17615">
            <text:p>17615</text:p>
          </table:table-cell>
          <table:table-cell office:value-type="float" office:value="837705">
            <text:p>837705</text:p>
          </table:table-cell>
          <table:table-cell office:value-type="float" office:value="835805">
            <text:p>835805</text:p>
          </table:table-cell>
          <table:table-cell office:value-type="float" office:value="835455">
            <text:p>835455</text:p>
          </table:table-cell>
          <table:table-cell office:value-type="float" office:value="818255">
            <text:p>818255</text:p>
          </table:table-cell>
          <table:table-cell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office:value-type="float" office:value="17815">
            <text:p>17815</text:p>
          </table:table-cell>
          <table:table-cell office:value-type="float" office:value="837705">
            <text:p>837705</text:p>
          </table:table-cell>
          <table:table-cell table:number-columns-repeated="2" office:value-type="float" office:value="835805">
            <text:p>835805</text:p>
          </table:table-cell>
          <table:table-cell office:value-type="float" office:value="820405">
            <text:p>820405</text:p>
          </table:table-cell>
          <table:table-cell office:value-type="float" office:value="0.63">
            <text:p>0,63</text:p>
          </table:table-cell>
          <table:table-cell table:number-columns-repeated="2"/>
        </table:table-row>
        <table:table-row table:style-name="ro1">
          <table:table-cell office:value-type="float" office:value="18015">
            <text:p>18015</text:p>
          </table:table-cell>
          <table:table-cell office:value-type="float" office:value="837705">
            <text:p>837705</text:p>
          </table:table-cell>
          <table:table-cell office:value-type="float" office:value="837305">
            <text:p>837305</text:p>
          </table:table-cell>
          <table:table-cell office:value-type="float" office:value="835805">
            <text:p>835805</text:p>
          </table:table-cell>
          <table:table-cell office:value-type="float" office:value="822405">
            <text:p>822405</text:p>
          </table:table-cell>
          <table:table-cell office:value-type="float" office:value="0.625">
            <text:p>0,625</text:p>
          </table:table-cell>
          <table:table-cell table:number-columns-repeated="2"/>
        </table:table-row>
        <table:table-row table:style-name="ro1">
          <table:table-cell office:value-type="float" office:value="18215">
            <text:p>18215</text:p>
          </table:table-cell>
          <table:table-cell office:value-type="float" office:value="841755">
            <text:p>841755</text:p>
          </table:table-cell>
          <table:table-cell office:value-type="float" office:value="839755">
            <text:p>839755</text:p>
          </table:table-cell>
          <table:table-cell office:value-type="float" office:value="838955">
            <text:p>838955</text:p>
          </table:table-cell>
          <table:table-cell office:value-type="float" office:value="825855">
            <text:p>825855</text:p>
          </table:table-cell>
          <table:table-cell office:value-type="float" office:value="0.605">
            <text:p>0,605</text:p>
          </table:table-cell>
          <table:table-cell table:number-columns-repeated="2"/>
        </table:table-row>
        <table:table-row table:style-name="ro1">
          <table:table-cell office:value-type="float" office:value="18415">
            <text:p>18415</text:p>
          </table:table-cell>
          <table:table-cell office:value-type="float" office:value="849105">
            <text:p>849105</text:p>
          </table:table-cell>
          <table:table-cell office:value-type="float" office:value="847555">
            <text:p>847555</text:p>
          </table:table-cell>
          <table:table-cell office:value-type="float" office:value="842955">
            <text:p>842955</text:p>
          </table:table-cell>
          <table:table-cell office:value-type="float" office:value="829455">
            <text:p>829455</text:p>
          </table:table-cell>
          <table:table-cell office:value-type="float" office:value="0.605">
            <text:p>0,605</text:p>
          </table:table-cell>
          <table:table-cell table:number-columns-repeated="2"/>
        </table:table-row>
        <table:table-row table:style-name="ro1">
          <table:table-cell office:value-type="float" office:value="18615">
            <text:p>18615</text:p>
          </table:table-cell>
          <table:table-cell office:value-type="float" office:value="849105">
            <text:p>849105</text:p>
          </table:table-cell>
          <table:table-cell table:number-columns-repeated="2" office:value-type="float" office:value="848705">
            <text:p>848705</text:p>
          </table:table-cell>
          <table:table-cell office:value-type="float" office:value="833105">
            <text:p>833105</text:p>
          </table:table-cell>
          <table:table-cell office:value-type="float" office:value="0.565">
            <text:p>0,565</text:p>
          </table:table-cell>
          <table:table-cell table:number-columns-repeated="2"/>
        </table:table-row>
        <table:table-row table:style-name="ro1">
          <table:table-cell office:value-type="float" office:value="18815">
            <text:p>18815</text:p>
          </table:table-cell>
          <table:table-cell table:number-columns-repeated="2" office:value-type="float" office:value="849105">
            <text:p>849105</text:p>
          </table:table-cell>
          <table:table-cell office:value-type="float" office:value="848705">
            <text:p>848705</text:p>
          </table:table-cell>
          <table:table-cell office:value-type="float" office:value="835155">
            <text:p>835155</text:p>
          </table:table-cell>
          <table:table-cell office:value-type="float" office:value="0.52">
            <text:p>0,52</text:p>
          </table:table-cell>
          <table:table-cell table:number-columns-repeated="2"/>
        </table:table-row>
        <table:table-row table:style-name="ro1">
          <table:table-cell office:value-type="float" office:value="19015">
            <text:p>19015</text:p>
          </table:table-cell>
          <table:table-cell office:value-type="float" office:value="854605">
            <text:p>854605</text:p>
          </table:table-cell>
          <table:table-cell office:value-type="float" office:value="852005">
            <text:p>852005</text:p>
          </table:table-cell>
          <table:table-cell office:value-type="float" office:value="851705">
            <text:p>851705</text:p>
          </table:table-cell>
          <table:table-cell office:value-type="float" office:value="837555">
            <text:p>837555</text:p>
          </table:table-cell>
          <table:table-cell office:value-type="float" office:value="0.56">
            <text:p>0,56</text:p>
          </table:table-cell>
          <table:table-cell table:number-columns-repeated="2"/>
        </table:table-row>
        <table:table-row table:style-name="ro1">
          <table:table-cell office:value-type="float" office:value="19215">
            <text:p>19215</text:p>
          </table:table-cell>
          <table:table-cell office:value-type="float" office:value="855305">
            <text:p>855305</text:p>
          </table:table-cell>
          <table:table-cell office:value-type="float" office:value="854605">
            <text:p>854605</text:p>
          </table:table-cell>
          <table:table-cell office:value-type="float" office:value="852005">
            <text:p>852005</text:p>
          </table:table-cell>
          <table:table-cell office:value-type="float" office:value="840305">
            <text:p>840305</text:p>
          </table:table-cell>
          <table:table-cell office:value-type="float" office:value="0.53">
            <text:p>0,53</text:p>
          </table:table-cell>
          <table:table-cell table:number-columns-repeated="2"/>
        </table:table-row>
        <table:table-row table:style-name="ro1">
          <table:table-cell office:value-type="float" office:value="19415">
            <text:p>19415</text:p>
          </table:table-cell>
          <table:table-cell office:value-type="float" office:value="867455">
            <text:p>867455</text:p>
          </table:table-cell>
          <table:table-cell office:value-type="float" office:value="865305">
            <text:p>865305</text:p>
          </table:table-cell>
          <table:table-cell office:value-type="float" office:value="863555">
            <text:p>863555</text:p>
          </table:table-cell>
          <table:table-cell office:value-type="float" office:value="841855">
            <text:p>841855</text:p>
          </table:table-cell>
          <table:table-cell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float" office:value="19615">
            <text:p>19615</text:p>
          </table:table-cell>
          <table:table-cell office:value-type="float" office:value="873355">
            <text:p>873355</text:p>
          </table:table-cell>
          <table:table-cell office:value-type="float" office:value="870655">
            <text:p>870655</text:p>
          </table:table-cell>
          <table:table-cell office:value-type="float" office:value="869855">
            <text:p>869855</text:p>
          </table:table-cell>
          <table:table-cell office:value-type="float" office:value="844755">
            <text:p>844755</text:p>
          </table:table-cell>
          <table:table-cell office:value-type="float" office:value="0.675">
            <text:p>0,675</text:p>
          </table:table-cell>
          <table:table-cell table:number-columns-repeated="2"/>
        </table:table-row>
        <table:table-row table:style-name="ro1">
          <table:table-cell office:value-type="float" office:value="19815">
            <text:p>19815</text:p>
          </table:table-cell>
          <table:table-cell office:value-type="float" office:value="901005">
            <text:p>901005</text:p>
          </table:table-cell>
          <table:table-cell office:value-type="float" office:value="897755">
            <text:p>897755</text:p>
          </table:table-cell>
          <table:table-cell office:value-type="float" office:value="894405">
            <text:p>894405</text:p>
          </table:table-cell>
          <table:table-cell office:value-type="float" office:value="859355">
            <text:p>859355</text:p>
          </table:table-cell>
          <table:table-cell office:value-type="float" office:value="0.78">
            <text:p>0,78</text:p>
          </table:table-cell>
          <table:table-cell table:number-columns-repeated="2"/>
        </table:table-row>
        <table:table-row table:style-name="ro1">
          <table:table-cell office:value-type="float" office:value="20015">
            <text:p>20015</text:p>
          </table:table-cell>
          <table:table-cell office:value-type="float" office:value="924305">
            <text:p>924305</text:p>
          </table:table-cell>
          <table:table-cell office:value-type="float" office:value="914505">
            <text:p>914505</text:p>
          </table:table-cell>
          <table:table-cell office:value-type="float" office:value="913155">
            <text:p>913155</text:p>
          </table:table-cell>
          <table:table-cell office:value-type="float" office:value="887805">
            <text:p>887805</text:p>
          </table:table-cell>
          <table:table-cell office:value-type="float" office:value="0.695">
            <text:p>0,695</text:p>
          </table:table-cell>
          <table:table-cell table:number-columns-repeated="2"/>
        </table:table-row>
        <table:table-row table:style-name="ro1">
          <table:table-cell office:value-type="float" office:value="20215">
            <text:p>20215</text:p>
          </table:table-cell>
          <table:table-cell office:value-type="float" office:value="938005">
            <text:p>938005</text:p>
          </table:table-cell>
          <table:table-cell office:value-type="float" office:value="935505">
            <text:p>935505</text:p>
          </table:table-cell>
          <table:table-cell office:value-type="float" office:value="931305">
            <text:p>931305</text:p>
          </table:table-cell>
          <table:table-cell office:value-type="float" office:value="902855">
            <text:p>902855</text:p>
          </table:table-cell>
          <table:table-cell office:value-type="float" office:value="0.825">
            <text:p>0,825</text:p>
          </table:table-cell>
          <table:table-cell table:number-columns-repeated="2"/>
        </table:table-row>
        <table:table-row table:style-name="ro1">
          <table:table-cell office:value-type="float" office:value="20415">
            <text:p>20415</text:p>
          </table:table-cell>
          <table:table-cell office:value-type="float" office:value="954955">
            <text:p>954955</text:p>
          </table:table-cell>
          <table:table-cell office:value-type="float" office:value="945205">
            <text:p>945205</text:p>
          </table:table-cell>
          <table:table-cell office:value-type="float" office:value="943455">
            <text:p>943455</text:p>
          </table:table-cell>
          <table:table-cell office:value-type="float" office:value="919005">
            <text:p>919005</text:p>
          </table:table-cell>
          <table:table-cell office:value-type="float" office:value="0.8">
            <text:p>0,8</text:p>
          </table:table-cell>
          <table:table-cell table:number-columns-repeated="2"/>
        </table:table-row>
        <table:table-row table:style-name="ro1">
          <table:table-cell office:value-type="float" office:value="20615">
            <text:p>20615</text:p>
          </table:table-cell>
          <table:table-cell office:value-type="float" office:value="954955">
            <text:p>954955</text:p>
          </table:table-cell>
          <table:table-cell office:value-type="float" office:value="951405">
            <text:p>951405</text:p>
          </table:table-cell>
          <table:table-cell office:value-type="float" office:value="950605">
            <text:p>950605</text:p>
          </table:table-cell>
          <table:table-cell office:value-type="float" office:value="935505">
            <text:p>935505</text:p>
          </table:table-cell>
          <table:table-cell office:value-type="float" office:value="0.725">
            <text:p>0,725</text:p>
          </table:table-cell>
          <table:table-cell table:number-columns-repeated="2"/>
        </table:table-row>
        <table:table-row table:style-name="ro1">
          <table:table-cell office:value-type="float" office:value="20815">
            <text:p>20815</text:p>
          </table:table-cell>
          <table:table-cell office:value-type="float" office:value="960455">
            <text:p>960455</text:p>
          </table:table-cell>
          <table:table-cell office:value-type="float" office:value="959955">
            <text:p>959955</text:p>
          </table:table-cell>
          <table:table-cell office:value-type="float" office:value="957705">
            <text:p>957705</text:p>
          </table:table-cell>
          <table:table-cell office:value-type="float" office:value="944455">
            <text:p>944455</text:p>
          </table:table-cell>
          <table:table-cell office:value-type="float" office:value="0.535">
            <text:p>0,535</text:p>
          </table:table-cell>
          <table:table-cell table:number-columns-repeated="2"/>
        </table:table-row>
        <table:table-row table:style-name="ro1">
          <table:table-cell office:value-type="float" office:value="21015">
            <text:p>21015</text:p>
          </table:table-cell>
          <table:table-cell office:value-type="float" office:value="963155">
            <text:p>963155</text:p>
          </table:table-cell>
          <table:table-cell office:value-type="float" office:value="960855">
            <text:p>960855</text:p>
          </table:table-cell>
          <table:table-cell office:value-type="float" office:value="960455">
            <text:p>960455</text:p>
          </table:table-cell>
          <table:table-cell office:value-type="float" office:value="949905">
            <text:p>949905</text:p>
          </table:table-cell>
          <table:table-cell office:value-type="float" office:value="0.565">
            <text:p>0,565</text:p>
          </table:table-cell>
          <table:table-cell table:number-columns-repeated="2"/>
        </table:table-row>
        <table:table-row table:style-name="ro1">
          <table:table-cell office:value-type="float" office:value="21215">
            <text:p>21215</text:p>
          </table:table-cell>
          <table:table-cell office:value-type="float" office:value="963405">
            <text:p>963405</text:p>
          </table:table-cell>
          <table:table-cell office:value-type="float" office:value="963155">
            <text:p>963155</text:p>
          </table:table-cell>
          <table:table-cell office:value-type="float" office:value="962905">
            <text:p>962905</text:p>
          </table:table-cell>
          <table:table-cell office:value-type="float" office:value="955755">
            <text:p>955755</text:p>
          </table:table-cell>
          <table:table-cell office:value-type="float" office:value="0.475">
            <text:p>0,475</text:p>
          </table:table-cell>
          <table:table-cell table:number-columns-repeated="2"/>
        </table:table-row>
        <table:table-row table:style-name="ro1">
          <table:table-cell office:value-type="float" office:value="21415">
            <text:p>21415</text:p>
          </table:table-cell>
          <table:table-cell office:value-type="float" office:value="967655">
            <text:p>967655</text:p>
          </table:table-cell>
          <table:table-cell office:value-type="float" office:value="967555">
            <text:p>967555</text:p>
          </table:table-cell>
          <table:table-cell office:value-type="float" office:value="966255">
            <text:p>966255</text:p>
          </table:table-cell>
          <table:table-cell office:value-type="float" office:value="959855">
            <text:p>959855</text:p>
          </table:table-cell>
          <table:table-cell office:value-type="float" office:value="0.36">
            <text:p>0,36</text:p>
          </table:table-cell>
          <table:table-cell table:number-columns-repeated="2"/>
        </table:table-row>
        <table:table-row table:style-name="ro1">
          <table:table-cell office:value-type="float" office:value="21615">
            <text:p>21615</text:p>
          </table:table-cell>
          <table:table-cell office:value-type="float" office:value="970005">
            <text:p>970005</text:p>
          </table:table-cell>
          <table:table-cell office:value-type="float" office:value="969905">
            <text:p>969905</text:p>
          </table:table-cell>
          <table:table-cell office:value-type="float" office:value="969805">
            <text:p>969805</text:p>
          </table:table-cell>
          <table:table-cell office:value-type="float" office:value="962055">
            <text:p>962055</text:p>
          </table:table-cell>
          <table:table-cell office:value-type="float" office:value="0.4">
            <text:p>0,4</text:p>
          </table:table-cell>
          <table:table-cell table:number-columns-repeated="2"/>
        </table:table-row>
        <table:table-row table:style-name="ro1">
          <table:table-cell office:value-type="float" office:value="21815">
            <text:p>21815</text:p>
          </table:table-cell>
          <table:table-cell table:number-columns-repeated="2" office:value-type="float" office:value="971205">
            <text:p>971205</text:p>
          </table:table-cell>
          <table:table-cell office:value-type="float" office:value="971155">
            <text:p>971155</text:p>
          </table:table-cell>
          <table:table-cell office:value-type="float" office:value="964805">
            <text:p>964805</text:p>
          </table:table-cell>
          <table:table-cell office:value-type="float" office:value="0.38">
            <text:p>0,38</text:p>
          </table:table-cell>
          <table:table-cell table:number-columns-repeated="2"/>
        </table:table-row>
        <table:table-row table:style-name="ro1">
          <table:table-cell office:value-type="float" office:value="22015">
            <text:p>22015</text:p>
          </table:table-cell>
          <table:table-cell table:number-columns-repeated="3" office:value-type="float" office:value="972955">
            <text:p>972955</text:p>
          </table:table-cell>
          <table:table-cell office:value-type="float" office:value="967555">
            <text:p>967555</text:p>
          </table:table-cell>
          <table:table-cell office:value-type="float" office:value="0.37">
            <text:p>0,37</text:p>
          </table:table-cell>
          <table:table-cell table:number-columns-repeated="2"/>
        </table:table-row>
        <table:table-row table:style-name="ro1">
          <table:table-cell office:value-type="float" office:value="22215">
            <text:p>22215</text:p>
          </table:table-cell>
          <table:table-cell office:value-type="float" office:value="973505">
            <text:p>973505</text:p>
          </table:table-cell>
          <table:table-cell office:value-type="float" office:value="973455">
            <text:p>973455</text:p>
          </table:table-cell>
          <table:table-cell office:value-type="float" office:value="973305">
            <text:p>973305</text:p>
          </table:table-cell>
          <table:table-cell office:value-type="float" office:value="970055">
            <text:p>970055</text:p>
          </table:table-cell>
          <table:table-cell office:value-type="float" office:value="0.285">
            <text:p>0,285</text:p>
          </table:table-cell>
          <table:table-cell table:number-columns-repeated="2"/>
        </table:table-row>
        <table:table-row table:style-name="ro1">
          <table:table-cell office:value-type="float" office:value="22415">
            <text:p>22415</text:p>
          </table:table-cell>
          <table:table-cell office:value-type="float" office:value="974455">
            <text:p>974455</text:p>
          </table:table-cell>
          <table:table-cell office:value-type="float" office:value="974355">
            <text:p>974355</text:p>
          </table:table-cell>
          <table:table-cell office:value-type="float" office:value="974305">
            <text:p>974305</text:p>
          </table:table-cell>
          <table:table-cell office:value-type="float" office:value="971455">
            <text:p>971455</text:p>
          </table:table-cell>
          <table:table-cell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22615">
            <text:p>22615</text:p>
          </table:table-cell>
          <table:table-cell office:value-type="float" office:value="974855">
            <text:p>974855</text:p>
          </table:table-cell>
          <table:table-cell office:value-type="float" office:value="974755">
            <text:p>974755</text:p>
          </table:table-cell>
          <table:table-cell office:value-type="float" office:value="974655">
            <text:p>974655</text:p>
          </table:table-cell>
          <table:table-cell office:value-type="float" office:value="972555">
            <text:p>972555</text:p>
          </table:table-cell>
          <table:table-cell office:value-type="float" office:value="0.195">
            <text:p>0,195</text:p>
          </table:table-cell>
          <table:table-cell table:number-columns-repeated="2"/>
        </table:table-row>
        <table:table-row table:style-name="ro1">
          <table:table-cell office:value-type="float" office:value="22815">
            <text:p>22815</text:p>
          </table:table-cell>
          <table:table-cell office:value-type="float" office:value="975705">
            <text:p>975705</text:p>
          </table:table-cell>
          <table:table-cell office:value-type="float" office:value="975455">
            <text:p>975455</text:p>
          </table:table-cell>
          <table:table-cell office:value-type="float" office:value="975205">
            <text:p>975205</text:p>
          </table:table-cell>
          <table:table-cell office:value-type="float" office:value="973405">
            <text:p>973405</text:p>
          </table:table-cell>
          <table:table-cell office:value-type="float" office:value="0.18">
            <text:p>0,18</text:p>
          </table:table-cell>
          <table:table-cell table:number-columns-repeated="2"/>
        </table:table-row>
        <table:table-row table:style-name="ro1">
          <table:table-cell office:value-type="float" office:value="23015">
            <text:p>23015</text:p>
          </table:table-cell>
          <table:table-cell table:number-columns-repeated="2" office:value-type="float" office:value="976105">
            <text:p>976105</text:p>
          </table:table-cell>
          <table:table-cell office:value-type="float" office:value="976005">
            <text:p>976005</text:p>
          </table:table-cell>
          <table:table-cell office:value-type="float" office:value="973955">
            <text:p>973955</text:p>
          </table:table-cell>
          <table:table-cell office:value-type="float" office:value="0.18">
            <text:p>0,18</text:p>
          </table:table-cell>
          <table:table-cell table:number-columns-repeated="2"/>
        </table:table-row>
        <table:table-row table:style-name="ro1">
          <table:table-cell office:value-type="float" office:value="23215">
            <text:p>23215</text:p>
          </table:table-cell>
          <table:table-cell office:value-type="float" office:value="976505">
            <text:p>976505</text:p>
          </table:table-cell>
          <table:table-cell office:value-type="float" office:value="976305">
            <text:p>976305</text:p>
          </table:table-cell>
          <table:table-cell office:value-type="float" office:value="976105">
            <text:p>976105</text:p>
          </table:table-cell>
          <table:table-cell office:value-type="float" office:value="974655">
            <text:p>974655</text:p>
          </table:table-cell>
          <table:table-cell office:value-type="float" office:value="0.15">
            <text:p>0,15</text:p>
          </table:table-cell>
          <table:table-cell table:number-columns-repeated="2"/>
        </table:table-row>
        <table:table-row table:style-name="ro1">
          <table:table-cell office:value-type="float" office:value="23415">
            <text:p>23415</text:p>
          </table:table-cell>
          <table:table-cell office:value-type="float" office:value="976705">
            <text:p>976705</text:p>
          </table:table-cell>
          <table:table-cell table:number-columns-repeated="2" office:value-type="float" office:value="976605">
            <text:p>976605</text:p>
          </table:table-cell>
          <table:table-cell office:value-type="float" office:value="975205">
            <text:p>975205</text:p>
          </table:table-cell>
          <table:table-cell office:value-type="float" office:value="0.13">
            <text:p>0,13</text:p>
          </table:table-cell>
          <table:table-cell table:number-columns-repeated="2"/>
        </table:table-row>
        <table:table-row table:style-name="ro1">
          <table:table-cell office:value-type="float" office:value="23615">
            <text:p>23615</text:p>
          </table:table-cell>
          <table:table-cell table:number-columns-repeated="2" office:value-type="float" office:value="976705">
            <text:p>976705</text:p>
          </table:table-cell>
          <table:table-cell office:value-type="float" office:value="976605">
            <text:p>976605</text:p>
          </table:table-cell>
          <table:table-cell office:value-type="float" office:value="975705">
            <text:p>975705</text:p>
          </table:table-cell>
          <table:table-cell office:value-type="float" office:value="0.09">
            <text:p>0,09</text:p>
          </table:table-cell>
          <table:table-cell table:number-columns-repeated="2"/>
        </table:table-row>
        <table:table-row table:style-name="ro1">
          <table:table-cell office:value-type="float" office:value="23815">
            <text:p>23815</text:p>
          </table:table-cell>
          <table:table-cell office:value-type="float" office:value="977205">
            <text:p>977205</text:p>
          </table:table-cell>
          <table:table-cell office:value-type="float" office:value="977105">
            <text:p>977105</text:p>
          </table:table-cell>
          <table:table-cell office:value-type="float" office:value="977055">
            <text:p>977055</text:p>
          </table:table-cell>
          <table:table-cell office:value-type="float" office:value="976005">
            <text:p>976005</text:p>
          </table:table-cell>
          <table:table-cell office:value-type="float" office:value="0.095">
            <text:p>0,095</text:p>
          </table:table-cell>
          <table:table-cell table:number-columns-repeated="2"/>
        </table:table-row>
        <table:table-row table:style-name="ro1">
          <table:table-cell office:value-type="float" office:value="24015">
            <text:p>24015</text:p>
          </table:table-cell>
          <table:table-cell table:number-columns-repeated="3" office:value-type="float" office:value="977405">
            <text:p>977405</text:p>
          </table:table-cell>
          <table:table-cell office:value-type="float" office:value="976305">
            <text:p>976305</text:p>
          </table:table-cell>
          <table:table-cell office:value-type="float" office:value="0.095">
            <text:p>0,095</text:p>
          </table:table-cell>
          <table:table-cell table:number-columns-repeated="2"/>
        </table:table-row>
        <table:table-row table:style-name="ro1">
          <table:table-cell office:value-type="float" office:value="24215">
            <text:p>24215</text:p>
          </table:table-cell>
          <table:table-cell table:number-columns-repeated="2" office:value-type="float" office:value="977605">
            <text:p>977605</text:p>
          </table:table-cell>
          <table:table-cell office:value-type="float" office:value="977405">
            <text:p>977405</text:p>
          </table:table-cell>
          <table:table-cell office:value-type="float" office:value="976655">
            <text:p>976655</text:p>
          </table:table-cell>
          <table:table-cell office:value-type="float" office:value="0.075">
            <text:p>0,075</text:p>
          </table:table-cell>
          <table:table-cell table:number-columns-repeated="2"/>
        </table:table-row>
        <table:table-row table:style-name="ro1">
          <table:table-cell office:value-type="float" office:value="24415">
            <text:p>24415</text:p>
          </table:table-cell>
          <table:table-cell table:number-columns-repeated="3" office:value-type="float" office:value="977605">
            <text:p>977605</text:p>
          </table:table-cell>
          <table:table-cell office:value-type="float" office:value="977105">
            <text:p>977105</text:p>
          </table:table-cell>
          <table:table-cell office:value-type="float" office:value="0.045">
            <text:p>0,045</text:p>
          </table:table-cell>
          <table:table-cell table:number-columns-repeated="2"/>
        </table:table-row>
        <table:table-row table:style-name="ro1">
          <table:table-cell office:value-type="float" office:value="24615">
            <text:p>24615</text:p>
          </table:table-cell>
          <table:table-cell office:value-type="float" office:value="977805">
            <text:p>977805</text:p>
          </table:table-cell>
          <table:table-cell table:number-columns-repeated="2" office:value-type="float" office:value="977705">
            <text:p>977705</text:p>
          </table:table-cell>
          <table:table-cell office:value-type="float" office:value="977405">
            <text:p>977405</text:p>
          </table:table-cell>
          <table:table-cell office:value-type="float" office:value="0.04">
            <text:p>0,04</text:p>
          </table:table-cell>
          <table:table-cell table:number-columns-repeated="2"/>
        </table:table-row>
        <table:table-row table:style-name="ro1">
          <table:table-cell office:value-type="float" office:value="24815">
            <text:p>24815</text:p>
          </table:table-cell>
          <table:table-cell table:number-columns-repeated="3" office:value-type="float" office:value="977905">
            <text:p>977905</text:p>
          </table:table-cell>
          <table:table-cell office:value-type="float" office:value="977605">
            <text:p>977605</text:p>
          </table:table-cell>
          <table:table-cell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office:value-type="float" office:value="25015">
            <text:p>25015</text:p>
          </table:table-cell>
          <table:table-cell office:value-type="float" office:value="978205">
            <text:p>978205</text:p>
          </table:table-cell>
          <table:table-cell table:number-columns-repeated="2" office:value-type="float" office:value="978155">
            <text:p>978155</text:p>
          </table:table-cell>
          <table:table-cell office:value-type="float" office:value="977805">
            <text:p>977805</text:p>
          </table:table-cell>
          <table:table-cell office:value-type="float" office:value="0.045">
            <text:p>0,045</text:p>
          </table:table-cell>
          <table:table-cell table:number-columns-repeated="2"/>
        </table:table-row>
        <table:table-row table:style-name="ro1">
          <table:table-cell office:value-type="float" office:value="25215">
            <text:p>25215</text:p>
          </table:table-cell>
          <table:table-cell table:number-columns-repeated="3" office:value-type="float" office:value="978205">
            <text:p>978205</text:p>
          </table:table-cell>
          <table:table-cell office:value-type="float" office:value="978105">
            <text:p>9781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5415">
            <text:p>25415</text:p>
          </table:table-cell>
          <table:table-cell office:value-type="float" office:value="978305">
            <text:p>978305</text:p>
          </table:table-cell>
          <table:table-cell table:number-columns-repeated="2" office:value-type="float" office:value="978255">
            <text:p>978255</text:p>
          </table:table-cell>
          <table:table-cell office:value-type="float" office:value="978205">
            <text:p>9782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5615">
            <text:p>25615</text:p>
          </table:table-cell>
          <table:table-cell table:number-columns-repeated="3" office:value-type="float" office:value="978305">
            <text:p>978305</text:p>
          </table:table-cell>
          <table:table-cell office:value-type="float" office:value="978205">
            <text:p>9782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5815">
            <text:p>25815</text:p>
          </table:table-cell>
          <table:table-cell office:value-type="float" office:value="978655">
            <text:p>978655</text:p>
          </table:table-cell>
          <table:table-cell table:number-columns-repeated="2" office:value-type="float" office:value="978305">
            <text:p>978305</text:p>
          </table:table-cell>
          <table:table-cell office:value-type="float" office:value="978205">
            <text:p>978205</text:p>
          </table:table-cell>
          <table:table-cell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6015">
            <text:p>26015</text:p>
          </table:table-cell>
          <table:table-cell office:value-type="float" office:value="979405">
            <text:p>979405</text:p>
          </table:table-cell>
          <table:table-cell table:number-columns-repeated="2" office:value-type="float" office:value="978655">
            <text:p>978655</text:p>
          </table:table-cell>
          <table:table-cell office:value-type="float" office:value="978305">
            <text:p>978305</text:p>
          </table:table-cell>
          <table:table-cell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office:value-type="float" office:value="26215">
            <text:p>26215</text:p>
          </table:table-cell>
          <table:table-cell table:number-columns-repeated="3" office:value-type="float" office:value="979405">
            <text:p>979405</text:p>
          </table:table-cell>
          <table:table-cell office:value-type="float" office:value="978405">
            <text:p>978405</text:p>
          </table:table-cell>
          <table:table-cell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6415">
            <text:p>26415</text:p>
          </table:table-cell>
          <table:table-cell table:number-columns-repeated="3" office:value-type="float" office:value="979405">
            <text:p>979405</text:p>
          </table:table-cell>
          <table:table-cell office:value-type="float" office:value="978505">
            <text:p>978505</text:p>
          </table:table-cell>
          <table:table-cell office:value-type="float" office:value="0.03">
            <text:p>0,03</text:p>
          </table:table-cell>
          <table:table-cell table:number-columns-repeated="2"/>
        </table:table-row>
        <table:table-row table:style-name="ro1">
          <table:table-cell office:value-type="float" office:value="26615">
            <text:p>26615</text:p>
          </table:table-cell>
          <table:table-cell table:number-columns-repeated="3" office:value-type="float" office:value="979405">
            <text:p>979405</text:p>
          </table:table-cell>
          <table:table-cell office:value-type="float" office:value="978505">
            <text:p>978505</text:p>
          </table:table-cell>
          <table:table-cell office:value-type="float" office:value="0.045">
            <text:p>0,045</text:p>
          </table:table-cell>
          <table:table-cell table:number-columns-repeated="2"/>
        </table:table-row>
        <table:table-row table:style-name="ro1">
          <table:table-cell office:value-type="float" office:value="26815">
            <text:p>26815</text:p>
          </table:table-cell>
          <table:table-cell table:number-columns-repeated="4" office:value-type="float" office:value="979405">
            <text:p>9794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7015">
            <text:p>27015</text:p>
          </table:table-cell>
          <table:table-cell office:value-type="float" office:value="979505">
            <text:p>979505</text:p>
          </table:table-cell>
          <table:table-cell office:value-type="float" office:value="979455">
            <text:p>979455</text:p>
          </table:table-cell>
          <table:table-cell table:number-columns-repeated="2" office:value-type="float" office:value="979405">
            <text:p>9794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7215">
            <text:p>27215</text:p>
          </table:table-cell>
          <table:table-cell table:number-columns-repeated="3" office:value-type="float" office:value="979505">
            <text:p>979505</text:p>
          </table:table-cell>
          <table:table-cell office:value-type="float" office:value="979405">
            <text:p>9794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7415">
            <text:p>27415</text:p>
          </table:table-cell>
          <table:table-cell table:number-columns-repeated="3" office:value-type="float" office:value="979505">
            <text:p>979505</text:p>
          </table:table-cell>
          <table:table-cell office:value-type="float" office:value="979405">
            <text:p>9794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7615">
            <text:p>27615</text:p>
          </table:table-cell>
          <table:table-cell table:number-columns-repeated="3" office:value-type="float" office:value="979505">
            <text:p>979505</text:p>
          </table:table-cell>
          <table:table-cell office:value-type="float" office:value="979405">
            <text:p>9794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7815">
            <text:p>27815</text:p>
          </table:table-cell>
          <table:table-cell table:number-columns-repeated="3" office:value-type="float" office:value="979505">
            <text:p>979505</text:p>
          </table:table-cell>
          <table:table-cell office:value-type="float" office:value="979405">
            <text:p>979405</text:p>
          </table:table-cell>
          <table:table-cell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8015">
            <text:p>28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8215">
            <text:p>28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8415">
            <text:p>28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8615">
            <text:p>28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8815">
            <text:p>28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9015">
            <text:p>29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9215">
            <text:p>29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9415">
            <text:p>29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9615">
            <text:p>29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9815">
            <text:p>29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0015">
            <text:p>30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0215">
            <text:p>30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0415">
            <text:p>30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0615">
            <text:p>30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0815">
            <text:p>30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1015">
            <text:p>31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1215">
            <text:p>31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1415">
            <text:p>31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1615">
            <text:p>31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1815">
            <text:p>31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2015">
            <text:p>32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2215">
            <text:p>32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2415">
            <text:p>32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2615">
            <text:p>32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2815">
            <text:p>32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3015">
            <text:p>33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3215">
            <text:p>33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3415">
            <text:p>33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3615">
            <text:p>33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3815">
            <text:p>33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4015">
            <text:p>34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4215">
            <text:p>34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4415">
            <text:p>34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4615">
            <text:p>34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4815">
            <text:p>34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5015">
            <text:p>35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5215">
            <text:p>35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5415">
            <text:p>35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5615">
            <text:p>35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5815">
            <text:p>35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6015">
            <text:p>36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6215">
            <text:p>36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6415">
            <text:p>36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6615">
            <text:p>36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6815">
            <text:p>36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7015">
            <text:p>37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7215">
            <text:p>37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7415">
            <text:p>37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7615">
            <text:p>37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7815">
            <text:p>37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8015">
            <text:p>38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8215">
            <text:p>38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8415">
            <text:p>38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8615">
            <text:p>38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8815">
            <text:p>38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9015">
            <text:p>39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9215">
            <text:p>39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9415">
            <text:p>39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9615">
            <text:p>39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39815">
            <text:p>39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0015">
            <text:p>40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0215">
            <text:p>40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0415">
            <text:p>40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0615">
            <text:p>40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0815">
            <text:p>40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1015">
            <text:p>41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1215">
            <text:p>41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1415">
            <text:p>41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1615">
            <text:p>41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1815">
            <text:p>41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2015">
            <text:p>42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2215">
            <text:p>42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2415">
            <text:p>42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2615">
            <text:p>42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2815">
            <text:p>42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3015">
            <text:p>43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3215">
            <text:p>43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3415">
            <text:p>43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3615">
            <text:p>43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3815">
            <text:p>43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4015">
            <text:p>44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4215">
            <text:p>44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4415">
            <text:p>44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4615">
            <text:p>44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4815">
            <text:p>44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5015">
            <text:p>45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5215">
            <text:p>45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5415">
            <text:p>45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5615">
            <text:p>45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5815">
            <text:p>45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6015">
            <text:p>46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6215">
            <text:p>46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6415">
            <text:p>46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6615">
            <text:p>46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6815">
            <text:p>46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7015">
            <text:p>47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7215">
            <text:p>47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7415">
            <text:p>47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7615">
            <text:p>47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7815">
            <text:p>47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8015">
            <text:p>48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8215">
            <text:p>48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8415">
            <text:p>48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8615">
            <text:p>48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8815">
            <text:p>48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9015">
            <text:p>49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9215">
            <text:p>49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9415">
            <text:p>49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9615">
            <text:p>49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49815">
            <text:p>49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0015">
            <text:p>50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0215">
            <text:p>50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0415">
            <text:p>50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0615">
            <text:p>50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0815">
            <text:p>50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1015">
            <text:p>51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1215">
            <text:p>51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1415">
            <text:p>51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1615">
            <text:p>51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1815">
            <text:p>51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2015">
            <text:p>52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2215">
            <text:p>52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2415">
            <text:p>52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2615">
            <text:p>52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2815">
            <text:p>52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3015">
            <text:p>53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3215">
            <text:p>53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3415">
            <text:p>53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3615">
            <text:p>53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3815">
            <text:p>53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4015">
            <text:p>54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4215">
            <text:p>54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4415">
            <text:p>54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4615">
            <text:p>54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4815">
            <text:p>54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5015">
            <text:p>55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5215">
            <text:p>55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5415">
            <text:p>55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5615">
            <text:p>556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5815">
            <text:p>558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6015">
            <text:p>560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6215">
            <text:p>562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56415">
            <text:p>56415</text:p>
          </table:table-cell>
          <table:table-cell table:number-columns-repeated="4" office:value-type="float" office:value="979505">
            <text:p>979505</text:p>
          </table:table-cell>
          <table:table-cell office:value-type="float" office:value="0.005">
            <text:p>0,005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22.12.2013</text:date>, <text:time>09:5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Wagner</meta:initial-creator>
    <meta:creation-date>2013-12-22T09:43:34.45</meta:creation-date>
    <dc:date>2013-12-22T09:50:21.60</dc:date>
    <dc:creator>Wolfgang Wagner</dc:creator>
    <meta:editing-duration>PT6M49S</meta:editing-duration>
    <meta:editing-cycles>2</meta:editing-cycles>
    <meta:generator>OpenOffice/4.0.0$Win32 OpenOffice.org_project/400m3$Build-9702</meta:generator>
    <meta:document-statistic meta:table-count="3" meta:cell-count="16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402cm" style:legend-expansion="high" chart:style-name="ch2"/>
        <chart:plot-area chart:style-name="ch3" table:cell-range-address="Tabelle1.A1:Tabelle1.E283" chart:data-source-has-labels="row" svg:x="0.77cm" svg:y="0.855cm" svg:width="13.061cm" svg:height="7.545cm">
          <chartooo:coordinate-region svg:x="2.317cm" svg:y="1.067cm" svg:width="11.0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283" chart:label-cell-address="Tabelle1.B1:Tabelle1.B1" chart:class="chart:scatter">
            <chart:domain table:cell-range-address="Tabelle1.A2:Tabelle1.A283"/>
            <chart:data-point chart:repeated="282"/>
          </chart:series>
          <chart:series chart:style-name="ch7" chart:values-cell-range-address="Tabelle1.C2:Tabelle1.C283" chart:label-cell-address="Tabelle1.C1:Tabelle1.C1" chart:class="chart:scatter">
            <chart:data-point chart:repeated="282"/>
          </chart:series>
          <chart:series chart:style-name="ch8" chart:values-cell-range-address="Tabelle1.D2:Tabelle1.D283" chart:label-cell-address="Tabelle1.D1:Tabelle1.D1" chart:class="chart:scatter">
            <chart:data-point chart:repeated="282"/>
          </chart:series>
          <chart:series chart:style-name="ch9" chart:values-cell-range-address="Tabelle1.E2:Tabelle1.E283" chart:label-cell-address="Tabelle1.E1:Tabelle1.E1" chart:class="chart:scatter">
            <chart:data-point chart:repeated="2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</text:p>
                <draw:g>
                  <svg:desc>Tabelle1.B1:Tabelle1.B1</svg:desc>
                </draw:g>
              </table:table-cell>
              <table:table-cell office:value-type="string">
                <text:p>b</text:p>
                <draw:g>
                  <svg:desc>Tabelle1.C1:Tabelle1.C1</svg:desc>
                </draw:g>
              </table:table-cell>
              <table:table-cell office:value-type="string">
                <text:p>c</text:p>
                <draw:g>
                  <svg:desc>Tabelle1.D1:Tabelle1.D1</svg:desc>
                </draw:g>
              </table:table-cell>
              <table:table-cell office:value-type="string">
                <text:p>l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">
                <text:p>215</text:p>
                <draw:g>
                  <svg:desc>Tabelle1.A2:Tabelle1.A283</svg:desc>
                </draw:g>
              </table:table-cell>
              <table:table-cell office:value-type="float" office:value="-6325">
                <text:p>-6325</text:p>
                <draw:g>
                  <svg:desc>Tabelle1.B2:Tabelle1.B283</svg:desc>
                </draw:g>
              </table:table-cell>
              <table:table-cell office:value-type="float" office:value="-66495">
                <text:p>-66495</text:p>
                <draw:g>
                  <svg:desc>Tabelle1.C2:Tabelle1.C283</svg:desc>
                </draw:g>
              </table:table-cell>
              <table:table-cell office:value-type="float" office:value="-66785">
                <text:p>-66785</text:p>
                <draw:g>
                  <svg:desc>Tabelle1.D2:Tabelle1.D283</svg:desc>
                </draw:g>
              </table:table-cell>
              <table:table-cell office:value-type="float" office:value="-307075">
                <text:p>-307075</text:p>
                <draw:g>
                  <svg:desc>Tabelle1.E2:Tabelle1.E2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">
                <text:p>415</text:p>
              </table:table-cell>
              <table:table-cell office:value-type="float" office:value="-6325">
                <text:p>-6325</text:p>
              </table:table-cell>
              <table:table-cell office:value-type="float" office:value="-32365">
                <text:p>-32365</text:p>
              </table:table-cell>
              <table:table-cell office:value-type="float" office:value="-34265">
                <text:p>-34265</text:p>
              </table:table-cell>
              <table:table-cell office:value-type="float" office:value="-178535">
                <text:p>-1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">
                <text:p>615</text:p>
              </table:table-cell>
              <table:table-cell office:value-type="float" office:value="-6325">
                <text:p>-6325</text:p>
              </table:table-cell>
              <table:table-cell office:value-type="float" office:value="-26395">
                <text:p>-26395</text:p>
              </table:table-cell>
              <table:table-cell office:value-type="float" office:value="-29455">
                <text:p>-29455</text:p>
              </table:table-cell>
              <table:table-cell office:value-type="float" office:value="-127765">
                <text:p>-127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5">
                <text:p>815</text:p>
              </table:table-cell>
              <table:table-cell office:value-type="float" office:value="-1105">
                <text:p>-1105</text:p>
              </table:table-cell>
              <table:table-cell office:value-type="float" office:value="-2095">
                <text:p>-2095</text:p>
              </table:table-cell>
              <table:table-cell office:value-type="float" office:value="-6325">
                <text:p>-6325</text:p>
              </table:table-cell>
              <table:table-cell office:value-type="float" office:value="-89535">
                <text:p>-89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">
                <text:p>1015</text:p>
              </table:table-cell>
              <table:table-cell office:value-type="float" office:value="19255">
                <text:p>19255</text:p>
              </table:table-cell>
              <table:table-cell office:value-type="float" office:value="14155">
                <text:p>14155</text:p>
              </table:table-cell>
              <table:table-cell office:value-type="float" office:value="6605">
                <text:p>6605</text:p>
              </table:table-cell>
              <table:table-cell office:value-type="float" office:value="-56735">
                <text:p>-56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5">
                <text:p>1215</text:p>
              </table:table-cell>
              <table:table-cell office:value-type="float" office:value="19255">
                <text:p>19255</text:p>
              </table:table-cell>
              <table:table-cell office:value-type="float" office:value="17055">
                <text:p>17055</text:p>
              </table:table-cell>
              <table:table-cell office:value-type="float" office:value="14155">
                <text:p>14155</text:p>
              </table:table-cell>
              <table:table-cell office:value-type="float" office:value="-30925">
                <text:p>-30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5">
                <text:p>1415</text:p>
              </table:table-cell>
              <table:table-cell office:value-type="float" office:value="19255">
                <text:p>19255</text:p>
              </table:table-cell>
              <table:table-cell office:value-type="float" office:value="17055">
                <text:p>17055</text:p>
              </table:table-cell>
              <table:table-cell office:value-type="float" office:value="16295">
                <text:p>16295</text:p>
              </table:table-cell>
              <table:table-cell office:value-type="float" office:value="-15695">
                <text:p>-15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15">
                <text:p>1615</text:p>
              </table:table-cell>
              <table:table-cell office:value-type="float" office:value="20805">
                <text:p>20805</text:p>
              </table:table-cell>
              <table:table-cell office:value-type="float" office:value="19255">
                <text:p>19255</text:p>
              </table:table-cell>
              <table:table-cell office:value-type="float" office:value="17055">
                <text:p>17055</text:p>
              </table:table-cell>
              <table:table-cell office:value-type="float" office:value="-4615">
                <text:p>-4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5">
                <text:p>1815</text:p>
              </table:table-cell>
              <table:table-cell office:value-type="float" office:value="20805">
                <text:p>20805</text:p>
              </table:table-cell>
              <table:table-cell office:value-type="float" office:value="20605">
                <text:p>20605</text:p>
              </table:table-cell>
              <table:table-cell office:value-type="float" office:value="19255">
                <text:p>1925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5">
                <text:p>2015</text:p>
              </table:table-cell>
              <table:table-cell office:value-type="float" office:value="25005">
                <text:p>25005</text:p>
              </table:table-cell>
              <table:table-cell office:value-type="float" office:value="24305">
                <text:p>24305</text:p>
              </table:table-cell>
              <table:table-cell office:value-type="float" office:value="24305">
                <text:p>24305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5">
                <text:p>2215</text:p>
              </table:table-cell>
              <table:table-cell office:value-type="float" office:value="29605">
                <text:p>29605</text:p>
              </table:table-cell>
              <table:table-cell office:value-type="float" office:value="29205">
                <text:p>29205</text:p>
              </table:table-cell>
              <table:table-cell office:value-type="float" office:value="27205">
                <text:p>27205</text:p>
              </table:table-cell>
              <table:table-cell office:value-type="float" office:value="18205">
                <text:p>18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5">
                <text:p>2415</text:p>
              </table:table-cell>
              <table:table-cell office:value-type="float" office:value="58105">
                <text:p>58105</text:p>
              </table:table-cell>
              <table:table-cell office:value-type="float" office:value="48935">
                <text:p>48935</text:p>
              </table:table-cell>
              <table:table-cell office:value-type="float" office:value="43185">
                <text:p>43185</text:p>
              </table:table-cell>
              <table:table-cell office:value-type="float" office:value="24305">
                <text:p>24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">
                <text:p>2615</text:p>
              </table:table-cell>
              <table:table-cell office:value-type="float" office:value="91705">
                <text:p>91705</text:p>
              </table:table-cell>
              <table:table-cell office:value-type="float" office:value="91705">
                <text:p>91705</text:p>
              </table:table-cell>
              <table:table-cell office:value-type="float" office:value="58105">
                <text:p>58105</text:p>
              </table:table-cell>
              <table:table-cell office:value-type="float" office:value="29605">
                <text:p>29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15">
                <text:p>2815</text:p>
              </table:table-cell>
              <table:table-cell office:value-type="float" office:value="97005">
                <text:p>97005</text:p>
              </table:table-cell>
              <table:table-cell office:value-type="float" office:value="97005">
                <text:p>97005</text:p>
              </table:table-cell>
              <table:table-cell office:value-type="float" office:value="97005">
                <text:p>97005</text:p>
              </table:table-cell>
              <table:table-cell office:value-type="float" office:value="45405">
                <text:p>45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15">
                <text:p>3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58205">
                <text:p>58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5">
                <text:p>3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97005">
                <text:p>97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5">
                <text:p>3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5">
                <text:p>36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5">
                <text:p>38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5">
                <text:p>4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15">
                <text:p>4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5">
                <text:p>4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15">
                <text:p>46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15">
                <text:p>48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15">
                <text:p>5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15">
                <text:p>5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5">
                <text:p>5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15">
                <text:p>56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15">
                <text:p>58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15">
                <text:p>6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15">
                <text:p>6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5">
                <text:p>6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15">
                <text:p>66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15">
                <text:p>68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15">
                <text:p>7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15">
                <text:p>7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15">
                <text:p>7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5">
                <text:p>76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15">
                <text:p>78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15">
                <text:p>8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5">
                <text:p>8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15">
                <text:p>8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15">
                <text:p>86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15">
                <text:p>88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15">
                <text:p>90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15">
                <text:p>92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15">
                <text:p>941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15">
                <text:p>9615</text:p>
              </table:table-cell>
              <table:table-cell office:value-type="float" office:value="102705">
                <text:p>1027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15">
                <text:p>9815</text:p>
              </table:table-cell>
              <table:table-cell office:value-type="float" office:value="104705">
                <text:p>104705</text:p>
              </table:table-cell>
              <table:table-cell office:value-type="float" office:value="102705">
                <text:p>102705</text:p>
              </table:table-cell>
              <table:table-cell office:value-type="float" office:value="102705">
                <text:p>10270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15">
                <text:p>10015</text:p>
              </table:table-cell>
              <table:table-cell office:value-type="float" office:value="110005">
                <text:p>110005</text:p>
              </table:table-cell>
              <table:table-cell office:value-type="float" office:value="105405">
                <text:p>105405</text:p>
              </table:table-cell>
              <table:table-cell office:value-type="float" office:value="105205">
                <text:p>105205</text:p>
              </table:table-cell>
              <table:table-cell office:value-type="float" office:value="102705">
                <text:p>1027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15">
                <text:p>10215</text:p>
              </table:table-cell>
              <table:table-cell office:value-type="float" office:value="110005">
                <text:p>110005</text:p>
              </table:table-cell>
              <table:table-cell office:value-type="float" office:value="110005">
                <text:p>110005</text:p>
              </table:table-cell>
              <table:table-cell office:value-type="float" office:value="110005">
                <text:p>110005</text:p>
              </table:table-cell>
              <table:table-cell office:value-type="float" office:value="105205">
                <text:p>105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15">
                <text:p>10415</text:p>
              </table:table-cell>
              <table:table-cell office:value-type="float" office:value="112605">
                <text:p>112605</text:p>
              </table:table-cell>
              <table:table-cell office:value-type="float" office:value="112405">
                <text:p>112405</text:p>
              </table:table-cell>
              <table:table-cell office:value-type="float" office:value="112005">
                <text:p>112005</text:p>
              </table:table-cell>
              <table:table-cell office:value-type="float" office:value="110005">
                <text:p>11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15">
                <text:p>10615</text:p>
              </table:table-cell>
              <table:table-cell office:value-type="float" office:value="113455">
                <text:p>113455</text:p>
              </table:table-cell>
              <table:table-cell office:value-type="float" office:value="113405">
                <text:p>113405</text:p>
              </table:table-cell>
              <table:table-cell office:value-type="float" office:value="113405">
                <text:p>113405</text:p>
              </table:table-cell>
              <table:table-cell office:value-type="float" office:value="112355">
                <text:p>112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15">
                <text:p>10815</text:p>
              </table:table-cell>
              <table:table-cell office:value-type="float" office:value="114905">
                <text:p>114905</text:p>
              </table:table-cell>
              <table:table-cell office:value-type="float" office:value="114405">
                <text:p>114405</text:p>
              </table:table-cell>
              <table:table-cell office:value-type="float" office:value="114405">
                <text:p>114405</text:p>
              </table:table-cell>
              <table:table-cell office:value-type="float" office:value="113405">
                <text:p>113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15">
                <text:p>11015</text:p>
              </table:table-cell>
              <table:table-cell office:value-type="float" office:value="117105">
                <text:p>117105</text:p>
              </table:table-cell>
              <table:table-cell office:value-type="float" office:value="117105">
                <text:p>117105</text:p>
              </table:table-cell>
              <table:table-cell office:value-type="float" office:value="116495">
                <text:p>116495</text:p>
              </table:table-cell>
              <table:table-cell office:value-type="float" office:value="114105">
                <text:p>11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15">
                <text:p>11215</text:p>
              </table:table-cell>
              <table:table-cell office:value-type="float" office:value="118505">
                <text:p>118505</text:p>
              </table:table-cell>
              <table:table-cell office:value-type="float" office:value="118505">
                <text:p>118505</text:p>
              </table:table-cell>
              <table:table-cell office:value-type="float" office:value="118405">
                <text:p>118405</text:p>
              </table:table-cell>
              <table:table-cell office:value-type="float" office:value="117105">
                <text:p>117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15">
                <text:p>11415</text:p>
              </table:table-cell>
              <table:table-cell office:value-type="float" office:value="121905">
                <text:p>121905</text:p>
              </table:table-cell>
              <table:table-cell office:value-type="float" office:value="120905">
                <text:p>120905</text:p>
              </table:table-cell>
              <table:table-cell office:value-type="float" office:value="120005">
                <text:p>120005</text:p>
              </table:table-cell>
              <table:table-cell office:value-type="float" office:value="118405">
                <text:p>118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15">
                <text:p>11615</text:p>
              </table:table-cell>
              <table:table-cell office:value-type="float" office:value="129805">
                <text:p>129805</text:p>
              </table:table-cell>
              <table:table-cell office:value-type="float" office:value="124795">
                <text:p>124795</text:p>
              </table:table-cell>
              <table:table-cell office:value-type="float" office:value="123105">
                <text:p>123105</text:p>
              </table:table-cell>
              <table:table-cell office:value-type="float" office:value="120405">
                <text:p>120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15">
                <text:p>11815</text:p>
              </table:table-cell>
              <table:table-cell office:value-type="float" office:value="136005">
                <text:p>136005</text:p>
              </table:table-cell>
              <table:table-cell office:value-type="float" office:value="134205">
                <text:p>134205</text:p>
              </table:table-cell>
              <table:table-cell office:value-type="float" office:value="132955">
                <text:p>132955</text:p>
              </table:table-cell>
              <table:table-cell office:value-type="float" office:value="123005">
                <text:p>123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15">
                <text:p>12015</text:p>
              </table:table-cell>
              <table:table-cell office:value-type="float" office:value="141405">
                <text:p>141405</text:p>
              </table:table-cell>
              <table:table-cell office:value-type="float" office:value="140905">
                <text:p>140905</text:p>
              </table:table-cell>
              <table:table-cell office:value-type="float" office:value="140305">
                <text:p>140305</text:p>
              </table:table-cell>
              <table:table-cell office:value-type="float" office:value="131005">
                <text:p>131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15">
                <text:p>12215</text:p>
              </table:table-cell>
              <table:table-cell office:value-type="float" office:value="197605">
                <text:p>197605</text:p>
              </table:table-cell>
              <table:table-cell office:value-type="float" office:value="184305">
                <text:p>184305</text:p>
              </table:table-cell>
              <table:table-cell office:value-type="float" office:value="169805">
                <text:p>169805</text:p>
              </table:table-cell>
              <table:table-cell office:value-type="float" office:value="138375">
                <text:p>138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15">
                <text:p>12415</text:p>
              </table:table-cell>
              <table:table-cell office:value-type="float" office:value="247325">
                <text:p>247325</text:p>
              </table:table-cell>
              <table:table-cell office:value-type="float" office:value="233675">
                <text:p>233675</text:p>
              </table:table-cell>
              <table:table-cell office:value-type="float" office:value="223795">
                <text:p>223795</text:p>
              </table:table-cell>
              <table:table-cell office:value-type="float" office:value="167605">
                <text:p>167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15">
                <text:p>12615</text:p>
              </table:table-cell>
              <table:table-cell office:value-type="float" office:value="327915">
                <text:p>327915</text:p>
              </table:table-cell>
              <table:table-cell office:value-type="float" office:value="299475">
                <text:p>299475</text:p>
              </table:table-cell>
              <table:table-cell office:value-type="float" office:value="294575">
                <text:p>294575</text:p>
              </table:table-cell>
              <table:table-cell office:value-type="float" office:value="224995">
                <text:p>224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15">
                <text:p>12815</text:p>
              </table:table-cell>
              <table:table-cell office:value-type="float" office:value="402055">
                <text:p>402055</text:p>
              </table:table-cell>
              <table:table-cell office:value-type="float" office:value="370865">
                <text:p>370865</text:p>
              </table:table-cell>
              <table:table-cell office:value-type="float" office:value="369645">
                <text:p>369645</text:p>
              </table:table-cell>
              <table:table-cell office:value-type="float" office:value="281135">
                <text:p>281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15">
                <text:p>13015</text:p>
              </table:table-cell>
              <table:table-cell office:value-type="float" office:value="455335">
                <text:p>455335</text:p>
              </table:table-cell>
              <table:table-cell office:value-type="float" office:value="452705">
                <text:p>452705</text:p>
              </table:table-cell>
              <table:table-cell office:value-type="float" office:value="452055">
                <text:p>452055</text:p>
              </table:table-cell>
              <table:table-cell office:value-type="float" office:value="358945">
                <text:p>358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15">
                <text:p>13215</text:p>
              </table:table-cell>
              <table:table-cell office:value-type="float" office:value="509715">
                <text:p>509715</text:p>
              </table:table-cell>
              <table:table-cell office:value-type="float" office:value="494965">
                <text:p>494965</text:p>
              </table:table-cell>
              <table:table-cell office:value-type="float" office:value="493955">
                <text:p>493955</text:p>
              </table:table-cell>
              <table:table-cell office:value-type="float" office:value="423065">
                <text:p>423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15">
                <text:p>13415</text:p>
              </table:table-cell>
              <table:table-cell office:value-type="float" office:value="520905">
                <text:p>520905</text:p>
              </table:table-cell>
              <table:table-cell office:value-type="float" office:value="515355">
                <text:p>515355</text:p>
              </table:table-cell>
              <table:table-cell office:value-type="float" office:value="513115">
                <text:p>513115</text:p>
              </table:table-cell>
              <table:table-cell office:value-type="float" office:value="457895">
                <text:p>457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15">
                <text:p>13615</text:p>
              </table:table-cell>
              <table:table-cell office:value-type="float" office:value="563705">
                <text:p>563705</text:p>
              </table:table-cell>
              <table:table-cell office:value-type="float" office:value="553635">
                <text:p>553635</text:p>
              </table:table-cell>
              <table:table-cell office:value-type="float" office:value="546755">
                <text:p>546755</text:p>
              </table:table-cell>
              <table:table-cell office:value-type="float" office:value="491035">
                <text:p>491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15">
                <text:p>13815</text:p>
              </table:table-cell>
              <table:table-cell office:value-type="float" office:value="599855">
                <text:p>599855</text:p>
              </table:table-cell>
              <table:table-cell office:value-type="float" office:value="586055">
                <text:p>586055</text:p>
              </table:table-cell>
              <table:table-cell office:value-type="float" office:value="581255">
                <text:p>581255</text:p>
              </table:table-cell>
              <table:table-cell office:value-type="float" office:value="521535">
                <text:p>5215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15">
                <text:p>14015</text:p>
              </table:table-cell>
              <table:table-cell office:value-type="float" office:value="675335">
                <text:p>675335</text:p>
              </table:table-cell>
              <table:table-cell office:value-type="float" office:value="628325">
                <text:p>628325</text:p>
              </table:table-cell>
              <table:table-cell office:value-type="float" office:value="622205">
                <text:p>622205</text:p>
              </table:table-cell>
              <table:table-cell office:value-type="float" office:value="548205">
                <text:p>548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15">
                <text:p>14215</text:p>
              </table:table-cell>
              <table:table-cell office:value-type="float" office:value="712805">
                <text:p>712805</text:p>
              </table:table-cell>
              <table:table-cell office:value-type="float" office:value="678445">
                <text:p>678445</text:p>
              </table:table-cell>
              <table:table-cell office:value-type="float" office:value="675335">
                <text:p>675335</text:p>
              </table:table-cell>
              <table:table-cell office:value-type="float" office:value="595955">
                <text:p>5959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15">
                <text:p>14415</text:p>
              </table:table-cell>
              <table:table-cell office:value-type="float" office:value="731455">
                <text:p>731455</text:p>
              </table:table-cell>
              <table:table-cell office:value-type="float" office:value="730855">
                <text:p>730855</text:p>
              </table:table-cell>
              <table:table-cell office:value-type="float" office:value="730445">
                <text:p>730445</text:p>
              </table:table-cell>
              <table:table-cell office:value-type="float" office:value="642605">
                <text:p>642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5">
                <text:p>14615</text:p>
              </table:table-cell>
              <table:table-cell office:value-type="float" office:value="770125">
                <text:p>770125</text:p>
              </table:table-cell>
              <table:table-cell office:value-type="float" office:value="755355">
                <text:p>755355</text:p>
              </table:table-cell>
              <table:table-cell office:value-type="float" office:value="750655">
                <text:p>750655</text:p>
              </table:table-cell>
              <table:table-cell office:value-type="float" office:value="697355">
                <text:p>697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15">
                <text:p>14815</text:p>
              </table:table-cell>
              <table:table-cell office:value-type="float" office:value="771155">
                <text:p>771155</text:p>
              </table:table-cell>
              <table:table-cell office:value-type="float" office:value="770125">
                <text:p>770125</text:p>
              </table:table-cell>
              <table:table-cell office:value-type="float" office:value="769905">
                <text:p>769905</text:p>
              </table:table-cell>
              <table:table-cell office:value-type="float" office:value="728025">
                <text:p>728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15">
                <text:p>15015</text:p>
              </table:table-cell>
              <table:table-cell office:value-type="float" office:value="789855">
                <text:p>789855</text:p>
              </table:table-cell>
              <table:table-cell office:value-type="float" office:value="784755">
                <text:p>784755</text:p>
              </table:table-cell>
              <table:table-cell office:value-type="float" office:value="783005">
                <text:p>783005</text:p>
              </table:table-cell>
              <table:table-cell office:value-type="float" office:value="751355">
                <text:p>751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15">
                <text:p>15215</text:p>
              </table:table-cell>
              <table:table-cell office:value-type="float" office:value="795705">
                <text:p>795705</text:p>
              </table:table-cell>
              <table:table-cell office:value-type="float" office:value="793455">
                <text:p>793455</text:p>
              </table:table-cell>
              <table:table-cell office:value-type="float" office:value="793305">
                <text:p>793305</text:p>
              </table:table-cell>
              <table:table-cell office:value-type="float" office:value="765615">
                <text:p>765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15">
                <text:p>15415</text:p>
              </table:table-cell>
              <table:table-cell office:value-type="float" office:value="799305">
                <text:p>799305</text:p>
              </table:table-cell>
              <table:table-cell office:value-type="float" office:value="798355">
                <text:p>798355</text:p>
              </table:table-cell>
              <table:table-cell office:value-type="float" office:value="795705">
                <text:p>795705</text:p>
              </table:table-cell>
              <table:table-cell office:value-type="float" office:value="775205">
                <text:p>775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15">
                <text:p>15615</text:p>
              </table:table-cell>
              <table:table-cell office:value-type="float" office:value="808405">
                <text:p>808405</text:p>
              </table:table-cell>
              <table:table-cell office:value-type="float" office:value="806605">
                <text:p>806605</text:p>
              </table:table-cell>
              <table:table-cell office:value-type="float" office:value="804455">
                <text:p>804455</text:p>
              </table:table-cell>
              <table:table-cell office:value-type="float" office:value="781505">
                <text:p>781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15">
                <text:p>15815</text:p>
              </table:table-cell>
              <table:table-cell office:value-type="float" office:value="810555">
                <text:p>810555</text:p>
              </table:table-cell>
              <table:table-cell office:value-type="float" office:value="808405">
                <text:p>808405</text:p>
              </table:table-cell>
              <table:table-cell office:value-type="float" office:value="806605">
                <text:p>806605</text:p>
              </table:table-cell>
              <table:table-cell office:value-type="float" office:value="785905">
                <text:p>785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15">
                <text:p>16015</text:p>
              </table:table-cell>
              <table:table-cell office:value-type="float" office:value="814155">
                <text:p>814155</text:p>
              </table:table-cell>
              <table:table-cell office:value-type="float" office:value="813505">
                <text:p>813505</text:p>
              </table:table-cell>
              <table:table-cell office:value-type="float" office:value="811255">
                <text:p>811255</text:p>
              </table:table-cell>
              <table:table-cell office:value-type="float" office:value="790745">
                <text:p>790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15">
                <text:p>16215</text:p>
              </table:table-cell>
              <table:table-cell office:value-type="float" office:value="814155">
                <text:p>814155</text:p>
              </table:table-cell>
              <table:table-cell office:value-type="float" office:value="813505">
                <text:p>813505</text:p>
              </table:table-cell>
              <table:table-cell office:value-type="float" office:value="813255">
                <text:p>813255</text:p>
              </table:table-cell>
              <table:table-cell office:value-type="float" office:value="795105">
                <text:p>795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15">
                <text:p>16415</text:p>
              </table:table-cell>
              <table:table-cell office:value-type="float" office:value="823365">
                <text:p>823365</text:p>
              </table:table-cell>
              <table:table-cell office:value-type="float" office:value="821755">
                <text:p>821755</text:p>
              </table:table-cell>
              <table:table-cell office:value-type="float" office:value="821155">
                <text:p>821155</text:p>
              </table:table-cell>
              <table:table-cell office:value-type="float" office:value="797955">
                <text:p>797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15">
                <text:p>16615</text:p>
              </table:table-cell>
              <table:table-cell office:value-type="float" office:value="823605">
                <text:p>823605</text:p>
              </table:table-cell>
              <table:table-cell office:value-type="float" office:value="823365">
                <text:p>823365</text:p>
              </table:table-cell>
              <table:table-cell office:value-type="float" office:value="821755">
                <text:p>821755</text:p>
              </table:table-cell>
              <table:table-cell office:value-type="float" office:value="801305">
                <text:p>801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15">
                <text:p>16815</text:p>
              </table:table-cell>
              <table:table-cell office:value-type="float" office:value="831155">
                <text:p>831155</text:p>
              </table:table-cell>
              <table:table-cell office:value-type="float" office:value="826005">
                <text:p>826005</text:p>
              </table:table-cell>
              <table:table-cell office:value-type="float" office:value="826005">
                <text:p>826005</text:p>
              </table:table-cell>
              <table:table-cell office:value-type="float" office:value="805405">
                <text:p>805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15">
                <text:p>17015</text:p>
              </table:table-cell>
              <table:table-cell office:value-type="float" office:value="835805">
                <text:p>835805</text:p>
              </table:table-cell>
              <table:table-cell office:value-type="float" office:value="831155">
                <text:p>831155</text:p>
              </table:table-cell>
              <table:table-cell office:value-type="float" office:value="826005">
                <text:p>826005</text:p>
              </table:table-cell>
              <table:table-cell office:value-type="float" office:value="809155">
                <text:p>809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15">
                <text:p>17215</text:p>
              </table:table-cell>
              <table:table-cell office:value-type="float" office:value="835805">
                <text:p>835805</text:p>
              </table:table-cell>
              <table:table-cell office:value-type="float" office:value="835155">
                <text:p>835155</text:p>
              </table:table-cell>
              <table:table-cell office:value-type="float" office:value="831155">
                <text:p>831155</text:p>
              </table:table-cell>
              <table:table-cell office:value-type="float" office:value="812655">
                <text:p>812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15">
                <text:p>17415</text:p>
              </table:table-cell>
              <table:table-cell office:value-type="float" office:value="835805">
                <text:p>835805</text:p>
              </table:table-cell>
              <table:table-cell office:value-type="float" office:value="835155">
                <text:p>835155</text:p>
              </table:table-cell>
              <table:table-cell office:value-type="float" office:value="831705">
                <text:p>831705</text:p>
              </table:table-cell>
              <table:table-cell office:value-type="float" office:value="815455">
                <text:p>815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15">
                <text:p>17615</text:p>
              </table:table-cell>
              <table:table-cell office:value-type="float" office:value="837705">
                <text:p>837705</text:p>
              </table:table-cell>
              <table:table-cell office:value-type="float" office:value="835805">
                <text:p>835805</text:p>
              </table:table-cell>
              <table:table-cell office:value-type="float" office:value="835455">
                <text:p>835455</text:p>
              </table:table-cell>
              <table:table-cell office:value-type="float" office:value="818255">
                <text:p>818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15">
                <text:p>17815</text:p>
              </table:table-cell>
              <table:table-cell office:value-type="float" office:value="837705">
                <text:p>837705</text:p>
              </table:table-cell>
              <table:table-cell office:value-type="float" office:value="835805">
                <text:p>835805</text:p>
              </table:table-cell>
              <table:table-cell office:value-type="float" office:value="835805">
                <text:p>835805</text:p>
              </table:table-cell>
              <table:table-cell office:value-type="float" office:value="820405">
                <text:p>820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15">
                <text:p>18015</text:p>
              </table:table-cell>
              <table:table-cell office:value-type="float" office:value="837705">
                <text:p>837705</text:p>
              </table:table-cell>
              <table:table-cell office:value-type="float" office:value="837305">
                <text:p>837305</text:p>
              </table:table-cell>
              <table:table-cell office:value-type="float" office:value="835805">
                <text:p>835805</text:p>
              </table:table-cell>
              <table:table-cell office:value-type="float" office:value="822405">
                <text:p>822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15">
                <text:p>18215</text:p>
              </table:table-cell>
              <table:table-cell office:value-type="float" office:value="841755">
                <text:p>841755</text:p>
              </table:table-cell>
              <table:table-cell office:value-type="float" office:value="839755">
                <text:p>839755</text:p>
              </table:table-cell>
              <table:table-cell office:value-type="float" office:value="838955">
                <text:p>838955</text:p>
              </table:table-cell>
              <table:table-cell office:value-type="float" office:value="825855">
                <text:p>825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15">
                <text:p>18415</text:p>
              </table:table-cell>
              <table:table-cell office:value-type="float" office:value="849105">
                <text:p>849105</text:p>
              </table:table-cell>
              <table:table-cell office:value-type="float" office:value="847555">
                <text:p>847555</text:p>
              </table:table-cell>
              <table:table-cell office:value-type="float" office:value="842955">
                <text:p>842955</text:p>
              </table:table-cell>
              <table:table-cell office:value-type="float" office:value="829455">
                <text:p>829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5">
                <text:p>18615</text:p>
              </table:table-cell>
              <table:table-cell office:value-type="float" office:value="849105">
                <text:p>849105</text:p>
              </table:table-cell>
              <table:table-cell office:value-type="float" office:value="848705">
                <text:p>848705</text:p>
              </table:table-cell>
              <table:table-cell office:value-type="float" office:value="848705">
                <text:p>848705</text:p>
              </table:table-cell>
              <table:table-cell office:value-type="float" office:value="833105">
                <text:p>833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15">
                <text:p>18815</text:p>
              </table:table-cell>
              <table:table-cell office:value-type="float" office:value="849105">
                <text:p>849105</text:p>
              </table:table-cell>
              <table:table-cell office:value-type="float" office:value="849105">
                <text:p>849105</text:p>
              </table:table-cell>
              <table:table-cell office:value-type="float" office:value="848705">
                <text:p>848705</text:p>
              </table:table-cell>
              <table:table-cell office:value-type="float" office:value="835155">
                <text:p>835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15">
                <text:p>19015</text:p>
              </table:table-cell>
              <table:table-cell office:value-type="float" office:value="854605">
                <text:p>854605</text:p>
              </table:table-cell>
              <table:table-cell office:value-type="float" office:value="852005">
                <text:p>852005</text:p>
              </table:table-cell>
              <table:table-cell office:value-type="float" office:value="851705">
                <text:p>851705</text:p>
              </table:table-cell>
              <table:table-cell office:value-type="float" office:value="837555">
                <text:p>837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15">
                <text:p>19215</text:p>
              </table:table-cell>
              <table:table-cell office:value-type="float" office:value="855305">
                <text:p>855305</text:p>
              </table:table-cell>
              <table:table-cell office:value-type="float" office:value="854605">
                <text:p>854605</text:p>
              </table:table-cell>
              <table:table-cell office:value-type="float" office:value="852005">
                <text:p>852005</text:p>
              </table:table-cell>
              <table:table-cell office:value-type="float" office:value="840305">
                <text:p>840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5">
                <text:p>19415</text:p>
              </table:table-cell>
              <table:table-cell office:value-type="float" office:value="867455">
                <text:p>867455</text:p>
              </table:table-cell>
              <table:table-cell office:value-type="float" office:value="865305">
                <text:p>865305</text:p>
              </table:table-cell>
              <table:table-cell office:value-type="float" office:value="863555">
                <text:p>863555</text:p>
              </table:table-cell>
              <table:table-cell office:value-type="float" office:value="841855">
                <text:p>841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15">
                <text:p>19615</text:p>
              </table:table-cell>
              <table:table-cell office:value-type="float" office:value="873355">
                <text:p>873355</text:p>
              </table:table-cell>
              <table:table-cell office:value-type="float" office:value="870655">
                <text:p>870655</text:p>
              </table:table-cell>
              <table:table-cell office:value-type="float" office:value="869855">
                <text:p>869855</text:p>
              </table:table-cell>
              <table:table-cell office:value-type="float" office:value="844755">
                <text:p>844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15">
                <text:p>19815</text:p>
              </table:table-cell>
              <table:table-cell office:value-type="float" office:value="901005">
                <text:p>901005</text:p>
              </table:table-cell>
              <table:table-cell office:value-type="float" office:value="897755">
                <text:p>897755</text:p>
              </table:table-cell>
              <table:table-cell office:value-type="float" office:value="894405">
                <text:p>894405</text:p>
              </table:table-cell>
              <table:table-cell office:value-type="float" office:value="859355">
                <text:p>859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5">
                <text:p>20015</text:p>
              </table:table-cell>
              <table:table-cell office:value-type="float" office:value="924305">
                <text:p>924305</text:p>
              </table:table-cell>
              <table:table-cell office:value-type="float" office:value="914505">
                <text:p>914505</text:p>
              </table:table-cell>
              <table:table-cell office:value-type="float" office:value="913155">
                <text:p>913155</text:p>
              </table:table-cell>
              <table:table-cell office:value-type="float" office:value="887805">
                <text:p>8878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15">
                <text:p>20215</text:p>
              </table:table-cell>
              <table:table-cell office:value-type="float" office:value="938005">
                <text:p>938005</text:p>
              </table:table-cell>
              <table:table-cell office:value-type="float" office:value="935505">
                <text:p>935505</text:p>
              </table:table-cell>
              <table:table-cell office:value-type="float" office:value="931305">
                <text:p>931305</text:p>
              </table:table-cell>
              <table:table-cell office:value-type="float" office:value="902855">
                <text:p>9028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15">
                <text:p>20415</text:p>
              </table:table-cell>
              <table:table-cell office:value-type="float" office:value="954955">
                <text:p>954955</text:p>
              </table:table-cell>
              <table:table-cell office:value-type="float" office:value="945205">
                <text:p>945205</text:p>
              </table:table-cell>
              <table:table-cell office:value-type="float" office:value="943455">
                <text:p>943455</text:p>
              </table:table-cell>
              <table:table-cell office:value-type="float" office:value="919005">
                <text:p>919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15">
                <text:p>20615</text:p>
              </table:table-cell>
              <table:table-cell office:value-type="float" office:value="954955">
                <text:p>954955</text:p>
              </table:table-cell>
              <table:table-cell office:value-type="float" office:value="951405">
                <text:p>951405</text:p>
              </table:table-cell>
              <table:table-cell office:value-type="float" office:value="950605">
                <text:p>950605</text:p>
              </table:table-cell>
              <table:table-cell office:value-type="float" office:value="935505">
                <text:p>935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15">
                <text:p>20815</text:p>
              </table:table-cell>
              <table:table-cell office:value-type="float" office:value="960455">
                <text:p>960455</text:p>
              </table:table-cell>
              <table:table-cell office:value-type="float" office:value="959955">
                <text:p>959955</text:p>
              </table:table-cell>
              <table:table-cell office:value-type="float" office:value="957705">
                <text:p>957705</text:p>
              </table:table-cell>
              <table:table-cell office:value-type="float" office:value="944455">
                <text:p>944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15">
                <text:p>21015</text:p>
              </table:table-cell>
              <table:table-cell office:value-type="float" office:value="963155">
                <text:p>963155</text:p>
              </table:table-cell>
              <table:table-cell office:value-type="float" office:value="960855">
                <text:p>960855</text:p>
              </table:table-cell>
              <table:table-cell office:value-type="float" office:value="960455">
                <text:p>960455</text:p>
              </table:table-cell>
              <table:table-cell office:value-type="float" office:value="949905">
                <text:p>9499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15">
                <text:p>21215</text:p>
              </table:table-cell>
              <table:table-cell office:value-type="float" office:value="963405">
                <text:p>963405</text:p>
              </table:table-cell>
              <table:table-cell office:value-type="float" office:value="963155">
                <text:p>963155</text:p>
              </table:table-cell>
              <table:table-cell office:value-type="float" office:value="962905">
                <text:p>962905</text:p>
              </table:table-cell>
              <table:table-cell office:value-type="float" office:value="955755">
                <text:p>955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15">
                <text:p>21415</text:p>
              </table:table-cell>
              <table:table-cell office:value-type="float" office:value="967655">
                <text:p>967655</text:p>
              </table:table-cell>
              <table:table-cell office:value-type="float" office:value="967555">
                <text:p>967555</text:p>
              </table:table-cell>
              <table:table-cell office:value-type="float" office:value="966255">
                <text:p>966255</text:p>
              </table:table-cell>
              <table:table-cell office:value-type="float" office:value="959855">
                <text:p>9598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15">
                <text:p>21615</text:p>
              </table:table-cell>
              <table:table-cell office:value-type="float" office:value="970005">
                <text:p>970005</text:p>
              </table:table-cell>
              <table:table-cell office:value-type="float" office:value="969905">
                <text:p>969905</text:p>
              </table:table-cell>
              <table:table-cell office:value-type="float" office:value="969805">
                <text:p>969805</text:p>
              </table:table-cell>
              <table:table-cell office:value-type="float" office:value="962055">
                <text:p>962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15">
                <text:p>21815</text:p>
              </table:table-cell>
              <table:table-cell office:value-type="float" office:value="971205">
                <text:p>971205</text:p>
              </table:table-cell>
              <table:table-cell office:value-type="float" office:value="971205">
                <text:p>971205</text:p>
              </table:table-cell>
              <table:table-cell office:value-type="float" office:value="971155">
                <text:p>971155</text:p>
              </table:table-cell>
              <table:table-cell office:value-type="float" office:value="964805">
                <text:p>964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15">
                <text:p>22015</text:p>
              </table:table-cell>
              <table:table-cell office:value-type="float" office:value="972955">
                <text:p>972955</text:p>
              </table:table-cell>
              <table:table-cell office:value-type="float" office:value="972955">
                <text:p>972955</text:p>
              </table:table-cell>
              <table:table-cell office:value-type="float" office:value="972955">
                <text:p>972955</text:p>
              </table:table-cell>
              <table:table-cell office:value-type="float" office:value="967555">
                <text:p>9675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15">
                <text:p>22215</text:p>
              </table:table-cell>
              <table:table-cell office:value-type="float" office:value="973505">
                <text:p>973505</text:p>
              </table:table-cell>
              <table:table-cell office:value-type="float" office:value="973455">
                <text:p>973455</text:p>
              </table:table-cell>
              <table:table-cell office:value-type="float" office:value="973305">
                <text:p>973305</text:p>
              </table:table-cell>
              <table:table-cell office:value-type="float" office:value="970055">
                <text:p>970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15">
                <text:p>22415</text:p>
              </table:table-cell>
              <table:table-cell office:value-type="float" office:value="974455">
                <text:p>974455</text:p>
              </table:table-cell>
              <table:table-cell office:value-type="float" office:value="974355">
                <text:p>974355</text:p>
              </table:table-cell>
              <table:table-cell office:value-type="float" office:value="974305">
                <text:p>974305</text:p>
              </table:table-cell>
              <table:table-cell office:value-type="float" office:value="971455">
                <text:p>971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15">
                <text:p>22615</text:p>
              </table:table-cell>
              <table:table-cell office:value-type="float" office:value="974855">
                <text:p>974855</text:p>
              </table:table-cell>
              <table:table-cell office:value-type="float" office:value="974755">
                <text:p>974755</text:p>
              </table:table-cell>
              <table:table-cell office:value-type="float" office:value="974655">
                <text:p>974655</text:p>
              </table:table-cell>
              <table:table-cell office:value-type="float" office:value="972555">
                <text:p>9725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15">
                <text:p>22815</text:p>
              </table:table-cell>
              <table:table-cell office:value-type="float" office:value="975705">
                <text:p>975705</text:p>
              </table:table-cell>
              <table:table-cell office:value-type="float" office:value="975455">
                <text:p>975455</text:p>
              </table:table-cell>
              <table:table-cell office:value-type="float" office:value="975205">
                <text:p>975205</text:p>
              </table:table-cell>
              <table:table-cell office:value-type="float" office:value="973405">
                <text:p>973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15">
                <text:p>23015</text:p>
              </table:table-cell>
              <table:table-cell office:value-type="float" office:value="976105">
                <text:p>976105</text:p>
              </table:table-cell>
              <table:table-cell office:value-type="float" office:value="976105">
                <text:p>976105</text:p>
              </table:table-cell>
              <table:table-cell office:value-type="float" office:value="976005">
                <text:p>976005</text:p>
              </table:table-cell>
              <table:table-cell office:value-type="float" office:value="973955">
                <text:p>9739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15">
                <text:p>23215</text:p>
              </table:table-cell>
              <table:table-cell office:value-type="float" office:value="976505">
                <text:p>976505</text:p>
              </table:table-cell>
              <table:table-cell office:value-type="float" office:value="976305">
                <text:p>976305</text:p>
              </table:table-cell>
              <table:table-cell office:value-type="float" office:value="976105">
                <text:p>976105</text:p>
              </table:table-cell>
              <table:table-cell office:value-type="float" office:value="974655">
                <text:p>974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15">
                <text:p>23415</text:p>
              </table:table-cell>
              <table:table-cell office:value-type="float" office:value="976705">
                <text:p>976705</text:p>
              </table:table-cell>
              <table:table-cell office:value-type="float" office:value="976605">
                <text:p>976605</text:p>
              </table:table-cell>
              <table:table-cell office:value-type="float" office:value="976605">
                <text:p>976605</text:p>
              </table:table-cell>
              <table:table-cell office:value-type="float" office:value="975205">
                <text:p>975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15">
                <text:p>23615</text:p>
              </table:table-cell>
              <table:table-cell office:value-type="float" office:value="976705">
                <text:p>976705</text:p>
              </table:table-cell>
              <table:table-cell office:value-type="float" office:value="976705">
                <text:p>976705</text:p>
              </table:table-cell>
              <table:table-cell office:value-type="float" office:value="976605">
                <text:p>976605</text:p>
              </table:table-cell>
              <table:table-cell office:value-type="float" office:value="975705">
                <text:p>975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15">
                <text:p>23815</text:p>
              </table:table-cell>
              <table:table-cell office:value-type="float" office:value="977205">
                <text:p>977205</text:p>
              </table:table-cell>
              <table:table-cell office:value-type="float" office:value="977105">
                <text:p>977105</text:p>
              </table:table-cell>
              <table:table-cell office:value-type="float" office:value="977055">
                <text:p>977055</text:p>
              </table:table-cell>
              <table:table-cell office:value-type="float" office:value="976005">
                <text:p>976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15">
                <text:p>24015</text:p>
              </table:table-cell>
              <table:table-cell office:value-type="float" office:value="977405">
                <text:p>977405</text:p>
              </table:table-cell>
              <table:table-cell office:value-type="float" office:value="977405">
                <text:p>977405</text:p>
              </table:table-cell>
              <table:table-cell office:value-type="float" office:value="977405">
                <text:p>977405</text:p>
              </table:table-cell>
              <table:table-cell office:value-type="float" office:value="976305">
                <text:p>976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15">
                <text:p>24215</text:p>
              </table:table-cell>
              <table:table-cell office:value-type="float" office:value="977605">
                <text:p>977605</text:p>
              </table:table-cell>
              <table:table-cell office:value-type="float" office:value="977605">
                <text:p>977605</text:p>
              </table:table-cell>
              <table:table-cell office:value-type="float" office:value="977405">
                <text:p>977405</text:p>
              </table:table-cell>
              <table:table-cell office:value-type="float" office:value="976655">
                <text:p>976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15">
                <text:p>24415</text:p>
              </table:table-cell>
              <table:table-cell office:value-type="float" office:value="977605">
                <text:p>977605</text:p>
              </table:table-cell>
              <table:table-cell office:value-type="float" office:value="977605">
                <text:p>977605</text:p>
              </table:table-cell>
              <table:table-cell office:value-type="float" office:value="977605">
                <text:p>977605</text:p>
              </table:table-cell>
              <table:table-cell office:value-type="float" office:value="977105">
                <text:p>977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15">
                <text:p>24615</text:p>
              </table:table-cell>
              <table:table-cell office:value-type="float" office:value="977805">
                <text:p>977805</text:p>
              </table:table-cell>
              <table:table-cell office:value-type="float" office:value="977705">
                <text:p>977705</text:p>
              </table:table-cell>
              <table:table-cell office:value-type="float" office:value="977705">
                <text:p>977705</text:p>
              </table:table-cell>
              <table:table-cell office:value-type="float" office:value="977405">
                <text:p>977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15">
                <text:p>24815</text:p>
              </table:table-cell>
              <table:table-cell office:value-type="float" office:value="977905">
                <text:p>977905</text:p>
              </table:table-cell>
              <table:table-cell office:value-type="float" office:value="977905">
                <text:p>977905</text:p>
              </table:table-cell>
              <table:table-cell office:value-type="float" office:value="977905">
                <text:p>977905</text:p>
              </table:table-cell>
              <table:table-cell office:value-type="float" office:value="977605">
                <text:p>9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15">
                <text:p>25015</text:p>
              </table:table-cell>
              <table:table-cell office:value-type="float" office:value="978205">
                <text:p>978205</text:p>
              </table:table-cell>
              <table:table-cell office:value-type="float" office:value="978155">
                <text:p>978155</text:p>
              </table:table-cell>
              <table:table-cell office:value-type="float" office:value="978155">
                <text:p>978155</text:p>
              </table:table-cell>
              <table:table-cell office:value-type="float" office:value="977805">
                <text:p>977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15">
                <text:p>25215</text:p>
              </table:table-cell>
              <table:table-cell office:value-type="float" office:value="978205">
                <text:p>978205</text:p>
              </table:table-cell>
              <table:table-cell office:value-type="float" office:value="978205">
                <text:p>978205</text:p>
              </table:table-cell>
              <table:table-cell office:value-type="float" office:value="978205">
                <text:p>978205</text:p>
              </table:table-cell>
              <table:table-cell office:value-type="float" office:value="978105">
                <text:p>9781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15">
                <text:p>25415</text:p>
              </table:table-cell>
              <table:table-cell office:value-type="float" office:value="978305">
                <text:p>978305</text:p>
              </table:table-cell>
              <table:table-cell office:value-type="float" office:value="978255">
                <text:p>978255</text:p>
              </table:table-cell>
              <table:table-cell office:value-type="float" office:value="978255">
                <text:p>978255</text:p>
              </table:table-cell>
              <table:table-cell office:value-type="float" office:value="978205">
                <text:p>978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15">
                <text:p>25615</text:p>
              </table:table-cell>
              <table:table-cell office:value-type="float" office:value="978305">
                <text:p>978305</text:p>
              </table:table-cell>
              <table:table-cell office:value-type="float" office:value="978305">
                <text:p>978305</text:p>
              </table:table-cell>
              <table:table-cell office:value-type="float" office:value="978305">
                <text:p>978305</text:p>
              </table:table-cell>
              <table:table-cell office:value-type="float" office:value="978205">
                <text:p>9782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15">
                <text:p>25815</text:p>
              </table:table-cell>
              <table:table-cell office:value-type="float" office:value="978655">
                <text:p>978655</text:p>
              </table:table-cell>
              <table:table-cell office:value-type="float" office:value="978305">
                <text:p>978305</text:p>
              </table:table-cell>
              <table:table-cell office:value-type="float" office:value="978305">
                <text:p>978305</text:p>
              </table:table-cell>
              <table:table-cell office:value-type="float" office:value="978205">
                <text:p>9782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15">
                <text:p>26015</text:p>
              </table:table-cell>
              <table:table-cell office:value-type="float" office:value="979405">
                <text:p>979405</text:p>
              </table:table-cell>
              <table:table-cell office:value-type="float" office:value="978655">
                <text:p>978655</text:p>
              </table:table-cell>
              <table:table-cell office:value-type="float" office:value="978655">
                <text:p>978655</text:p>
              </table:table-cell>
              <table:table-cell office:value-type="float" office:value="978305">
                <text:p>978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15">
                <text:p>2621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8405">
                <text:p>978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15">
                <text:p>2641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8505">
                <text:p>9785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15">
                <text:p>2661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8505">
                <text:p>9785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15">
                <text:p>2681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15">
                <text:p>27015</text:p>
              </table:table-cell>
              <table:table-cell office:value-type="float" office:value="979505">
                <text:p>979505</text:p>
              </table:table-cell>
              <table:table-cell office:value-type="float" office:value="979455">
                <text:p>979455</text:p>
              </table:table-cell>
              <table:table-cell office:value-type="float" office:value="979405">
                <text:p>979405</text:p>
              </table:table-cell>
              <table:table-cell office:value-type="float" office:value="979405">
                <text:p>9794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15">
                <text:p>27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405">
                <text:p>9794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15">
                <text:p>27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405">
                <text:p>979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15">
                <text:p>27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405">
                <text:p>979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15">
                <text:p>27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405">
                <text:p>9794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15">
                <text:p>28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15">
                <text:p>28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15">
                <text:p>28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15">
                <text:p>28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15">
                <text:p>28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15">
                <text:p>29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15">
                <text:p>29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15">
                <text:p>29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15">
                <text:p>29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15">
                <text:p>29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15">
                <text:p>30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15">
                <text:p>30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15">
                <text:p>30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15">
                <text:p>30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15">
                <text:p>30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15">
                <text:p>31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15">
                <text:p>31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15">
                <text:p>31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15">
                <text:p>31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15">
                <text:p>31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15">
                <text:p>32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15">
                <text:p>32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15">
                <text:p>32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15">
                <text:p>32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15">
                <text:p>32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15">
                <text:p>33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15">
                <text:p>33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15">
                <text:p>33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15">
                <text:p>33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15">
                <text:p>33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15">
                <text:p>34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15">
                <text:p>34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15">
                <text:p>34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15">
                <text:p>34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15">
                <text:p>34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15">
                <text:p>35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15">
                <text:p>35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15">
                <text:p>35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15">
                <text:p>35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15">
                <text:p>35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15">
                <text:p>36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15">
                <text:p>36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15">
                <text:p>36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15">
                <text:p>36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15">
                <text:p>36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15">
                <text:p>37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15">
                <text:p>37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15">
                <text:p>37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15">
                <text:p>37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15">
                <text:p>37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15">
                <text:p>38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15">
                <text:p>38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15">
                <text:p>38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15">
                <text:p>38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15">
                <text:p>38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15">
                <text:p>39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15">
                <text:p>39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15">
                <text:p>39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15">
                <text:p>39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15">
                <text:p>39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15">
                <text:p>40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15">
                <text:p>40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15">
                <text:p>40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15">
                <text:p>40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15">
                <text:p>40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15">
                <text:p>41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15">
                <text:p>41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15">
                <text:p>41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15">
                <text:p>41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15">
                <text:p>41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15">
                <text:p>42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15">
                <text:p>42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15">
                <text:p>42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15">
                <text:p>42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15">
                <text:p>42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15">
                <text:p>43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15">
                <text:p>43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15">
                <text:p>43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15">
                <text:p>43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15">
                <text:p>43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15">
                <text:p>44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15">
                <text:p>44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15">
                <text:p>44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15">
                <text:p>44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15">
                <text:p>44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15">
                <text:p>45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15">
                <text:p>45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15">
                <text:p>45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15">
                <text:p>45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15">
                <text:p>45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15">
                <text:p>46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15">
                <text:p>46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15">
                <text:p>46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15">
                <text:p>46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15">
                <text:p>46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15">
                <text:p>47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15">
                <text:p>47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15">
                <text:p>47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15">
                <text:p>47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15">
                <text:p>47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15">
                <text:p>48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15">
                <text:p>48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15">
                <text:p>48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15">
                <text:p>48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15">
                <text:p>48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15">
                <text:p>49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15">
                <text:p>49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15">
                <text:p>49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15">
                <text:p>49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15">
                <text:p>49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15">
                <text:p>50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15">
                <text:p>50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15">
                <text:p>50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15">
                <text:p>50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15">
                <text:p>50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15">
                <text:p>51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15">
                <text:p>51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15">
                <text:p>51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15">
                <text:p>51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15">
                <text:p>51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15">
                <text:p>52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15">
                <text:p>52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15">
                <text:p>52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15">
                <text:p>52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15">
                <text:p>52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15">
                <text:p>53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15">
                <text:p>53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15">
                <text:p>53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15">
                <text:p>53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15">
                <text:p>53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15">
                <text:p>54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15">
                <text:p>54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15">
                <text:p>54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15">
                <text:p>54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15">
                <text:p>54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15">
                <text:p>55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15">
                <text:p>55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15">
                <text:p>55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15">
                <text:p>556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15">
                <text:p>558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15">
                <text:p>560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15">
                <text:p>562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15">
                <text:p>5641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  <table:table-cell office:value-type="float" office:value="979505">
                <text:p>979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4.499cm" svg:y="4.191cm" style:legend-expansion="high" chart:style-name="ch2"/>
        <chart:plot-area chart:style-name="ch3" table:cell-range-address="Tabelle1.A1:Tabelle1.A283 Tabelle1.F1:Tabelle1.F283" chart:data-source-has-labels="row" svg:x="0.769cm" svg:y="0.855cm" svg:width="13.092cm" svg:height="7.552cm">
          <chartooo:coordinate-region svg:x="1.496cm" svg:y="1.068cm" svg:width="11.901cm" svg:height="6.6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2:Tabelle1.F283" chart:label-cell-address="Tabelle1.F1:Tabelle1.F1" chart:class="chart:scatter">
            <chart:domain table:cell-range-address="Tabelle1.A2:Tabelle1.A283"/>
            <chart:data-point chart:repeated="2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">
                <text:p>215</text:p>
                <draw:g>
                  <svg:desc>Tabelle1.A2:Tabelle1.A283</svg:desc>
                </draw:g>
              </table:table-cell>
              <table:table-cell office:value-type="float" office:value="0.99">
                <text:p>0.99</text:p>
                <draw:g>
                  <svg:desc>Tabelle1.F2:Tabelle1.F2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">
                <text:p>41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">
                <text:p>61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5">
                <text:p>81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">
                <text:p>101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5">
                <text:p>121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5">
                <text:p>141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15">
                <text:p>161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5">
                <text:p>181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5">
                <text:p>201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5">
                <text:p>221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5">
                <text:p>241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">
                <text:p>261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15">
                <text:p>281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15">
                <text:p>301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5">
                <text:p>32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5">
                <text:p>3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5">
                <text:p>3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5">
                <text:p>3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5">
                <text:p>4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15">
                <text:p>4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5">
                <text:p>4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15">
                <text:p>4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15">
                <text:p>4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15">
                <text:p>5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15">
                <text:p>5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5">
                <text:p>5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15">
                <text:p>5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15">
                <text:p>5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15">
                <text:p>6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15">
                <text:p>6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5">
                <text:p>6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15">
                <text:p>6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15">
                <text:p>6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15">
                <text:p>7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15">
                <text:p>7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15">
                <text:p>7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5">
                <text:p>7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15">
                <text:p>7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15">
                <text:p>8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5">
                <text:p>8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15">
                <text:p>8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15">
                <text:p>8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15">
                <text:p>8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15">
                <text:p>9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15">
                <text:p>9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15">
                <text:p>9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15">
                <text:p>96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15">
                <text:p>98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15">
                <text:p>100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15">
                <text:p>102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15">
                <text:p>104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15">
                <text:p>106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15">
                <text:p>108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15">
                <text:p>110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15">
                <text:p>112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15">
                <text:p>1141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15">
                <text:p>1161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15">
                <text:p>1181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15">
                <text:p>1201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15">
                <text:p>1221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15">
                <text:p>1241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15">
                <text:p>1261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15">
                <text:p>1281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15">
                <text:p>1301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15">
                <text:p>1321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15">
                <text:p>1341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15">
                <text:p>1361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15">
                <text:p>1381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15">
                <text:p>1401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15">
                <text:p>1421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15">
                <text:p>1441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15">
                <text:p>1461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15">
                <text:p>1481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15">
                <text:p>1501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15">
                <text:p>1521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15">
                <text:p>1541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15">
                <text:p>1561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15">
                <text:p>1581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15">
                <text:p>16015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15">
                <text:p>1621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15">
                <text:p>164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15">
                <text:p>1661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15">
                <text:p>1681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15">
                <text:p>1701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15">
                <text:p>1721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15">
                <text:p>17415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15">
                <text:p>176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15">
                <text:p>178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15">
                <text:p>1801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15">
                <text:p>1821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15">
                <text:p>1841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5">
                <text:p>1861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15">
                <text:p>188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15">
                <text:p>190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15">
                <text:p>1921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5">
                <text:p>194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15">
                <text:p>1961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15">
                <text:p>1981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5">
                <text:p>2001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15">
                <text:p>2021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15">
                <text:p>204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15">
                <text:p>2061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15">
                <text:p>20815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15">
                <text:p>2101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15">
                <text:p>2121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15">
                <text:p>2141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15">
                <text:p>21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15">
                <text:p>218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15">
                <text:p>2201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15">
                <text:p>2221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15">
                <text:p>224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15">
                <text:p>2261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15">
                <text:p>2281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15">
                <text:p>2301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15">
                <text:p>232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15">
                <text:p>2341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15">
                <text:p>236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15">
                <text:p>2381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15">
                <text:p>2401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15">
                <text:p>2421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15">
                <text:p>2441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15">
                <text:p>246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15">
                <text:p>24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15">
                <text:p>2501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15">
                <text:p>252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15">
                <text:p>254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15">
                <text:p>256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15">
                <text:p>258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15">
                <text:p>260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15">
                <text:p>262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15">
                <text:p>26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15">
                <text:p>2661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15">
                <text:p>26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15">
                <text:p>27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15">
                <text:p>272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15">
                <text:p>274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15">
                <text:p>276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15">
                <text:p>278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15">
                <text:p>28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15">
                <text:p>28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15">
                <text:p>28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15">
                <text:p>28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15">
                <text:p>28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15">
                <text:p>29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15">
                <text:p>29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15">
                <text:p>29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15">
                <text:p>29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15">
                <text:p>29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15">
                <text:p>30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15">
                <text:p>30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15">
                <text:p>30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15">
                <text:p>30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15">
                <text:p>30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15">
                <text:p>31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15">
                <text:p>31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15">
                <text:p>31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15">
                <text:p>31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15">
                <text:p>31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15">
                <text:p>32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15">
                <text:p>32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15">
                <text:p>32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15">
                <text:p>32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15">
                <text:p>32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15">
                <text:p>33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15">
                <text:p>33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15">
                <text:p>33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15">
                <text:p>33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15">
                <text:p>33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15">
                <text:p>34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15">
                <text:p>34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15">
                <text:p>34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15">
                <text:p>34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15">
                <text:p>34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15">
                <text:p>35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15">
                <text:p>35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15">
                <text:p>35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15">
                <text:p>35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15">
                <text:p>35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15">
                <text:p>36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15">
                <text:p>36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15">
                <text:p>36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15">
                <text:p>36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15">
                <text:p>36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15">
                <text:p>37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15">
                <text:p>37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15">
                <text:p>37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15">
                <text:p>37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15">
                <text:p>37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15">
                <text:p>38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15">
                <text:p>38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15">
                <text:p>38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15">
                <text:p>38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15">
                <text:p>38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15">
                <text:p>39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15">
                <text:p>39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15">
                <text:p>39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15">
                <text:p>39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15">
                <text:p>39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15">
                <text:p>40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15">
                <text:p>40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15">
                <text:p>40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15">
                <text:p>40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15">
                <text:p>40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15">
                <text:p>41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15">
                <text:p>41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15">
                <text:p>41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15">
                <text:p>41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15">
                <text:p>41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15">
                <text:p>42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15">
                <text:p>42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15">
                <text:p>42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15">
                <text:p>42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15">
                <text:p>42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15">
                <text:p>43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15">
                <text:p>43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15">
                <text:p>43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15">
                <text:p>43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15">
                <text:p>43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15">
                <text:p>44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15">
                <text:p>44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15">
                <text:p>44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15">
                <text:p>44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15">
                <text:p>44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15">
                <text:p>45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15">
                <text:p>45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15">
                <text:p>45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15">
                <text:p>45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15">
                <text:p>45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15">
                <text:p>46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15">
                <text:p>46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15">
                <text:p>46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15">
                <text:p>46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15">
                <text:p>46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15">
                <text:p>47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15">
                <text:p>47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15">
                <text:p>47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15">
                <text:p>47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15">
                <text:p>47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15">
                <text:p>48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15">
                <text:p>48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15">
                <text:p>48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15">
                <text:p>48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15">
                <text:p>48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15">
                <text:p>49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15">
                <text:p>49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15">
                <text:p>49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15">
                <text:p>49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15">
                <text:p>49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15">
                <text:p>50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15">
                <text:p>50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15">
                <text:p>50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15">
                <text:p>50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15">
                <text:p>50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15">
                <text:p>51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15">
                <text:p>51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15">
                <text:p>51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15">
                <text:p>51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15">
                <text:p>51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15">
                <text:p>52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15">
                <text:p>52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15">
                <text:p>52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15">
                <text:p>52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15">
                <text:p>52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15">
                <text:p>53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15">
                <text:p>53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15">
                <text:p>53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15">
                <text:p>53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15">
                <text:p>53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15">
                <text:p>54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15">
                <text:p>54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15">
                <text:p>54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15">
                <text:p>54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15">
                <text:p>54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15">
                <text:p>55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15">
                <text:p>55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15">
                <text:p>554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15">
                <text:p>556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15">
                <text:p>558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15">
                <text:p>56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15">
                <text:p>56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15">
                <text:p>5641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